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123.9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40.11mm"/>
    </style:style>
    <style:style style:name="co6" style:family="table-column">
      <style:table-column-properties fo:break-before="auto" style:column-width="74.42mm"/>
    </style:style>
    <style:style style:name="co7" style:family="table-column">
      <style:table-column-properties fo:break-before="auto" style:column-width="34.94mm"/>
    </style:style>
    <style:style style:name="co8" style:family="table-column">
      <style:table-column-properties fo:break-before="auto" style:column-width="42.83mm"/>
    </style:style>
    <style:style style:name="co9" style:family="table-column">
      <style:table-column-properties fo:break-before="auto" style:column-width="33.3mm"/>
    </style:style>
    <style:style style:name="co10" style:family="table-column">
      <style:table-column-properties fo:break-before="auto" style:column-width="41.2mm"/>
    </style:style>
    <style:style style:name="co11" style:family="table-column">
      <style:table-column-properties fo:break-before="auto" style:column-width="40.38mm"/>
    </style:style>
    <style:style style:name="co12" style:family="table-column">
      <style:table-column-properties fo:break-before="auto" style:column-width="46.11mm"/>
    </style:style>
    <style:style style:name="co13" style:family="table-column">
      <style:table-column-properties fo:break-before="auto" style:column-width="36.85mm"/>
    </style:style>
    <style:style style:name="co14" style:family="table-column">
      <style:table-column-properties fo:break-before="auto" style:column-width="38.21mm"/>
    </style:style>
    <style:style style:name="co15" style:family="table-column">
      <style:table-column-properties fo:break-before="auto" style:column-width="52.92mm"/>
    </style:style>
    <style:style style:name="co16" style:family="table-column">
      <style:table-column-properties fo:break-before="auto" style:column-width="25.95mm"/>
    </style:style>
    <style:style style:name="co17" style:family="table-column">
      <style:table-column-properties fo:break-before="auto" style:column-width="58.63mm"/>
    </style:style>
    <style:style style:name="co18" style:family="table-column">
      <style:table-column-properties fo:break-before="auto" style:column-width="32.21mm"/>
    </style:style>
    <style:style style:name="co19" style:family="table-column">
      <style:table-column-properties fo:break-before="auto" style:column-width="57.82mm"/>
    </style:style>
    <style:style style:name="co20" style:family="table-column">
      <style:table-column-properties fo:break-before="auto" style:column-width="66.53mm"/>
    </style:style>
    <style:style style:name="co21" style:family="table-column">
      <style:table-column-properties fo:break-before="auto" style:column-width="67.89mm"/>
    </style:style>
    <style:style style:name="co22" style:family="table-column">
      <style:table-column-properties fo:break-before="auto" style:column-width="45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add58a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add58a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20" style:family="table-cell" style:parent-style-name="Default" style:data-style-name="N3">
      <style:text-properties fo:font-weight="bold" style:font-weight-asian="bold" style:font-weight-complex="bold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fo:background-color="#b2b2b2"/>
    </style:style>
    <style:style style:name="ce23" style:family="table-cell" style:parent-style-name="Default" style:data-style-name="N3">
      <style:table-cell-properties fo:background-color="#add58a"/>
    </style:style>
    <style:style style:name="ce24" style:family="table-cell" style:parent-style-name="Default" style:data-style-name="N3">
      <style:table-cell-properties fo:background-color="transparent"/>
    </style:style>
    <style:style style:name="ce7" style:family="table-cell" style:parent-style-name="Default">
      <style:table-cell-properties fo:background-color="#fff200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9" style:family="table-cell" style:parent-style-name="Default" style:data-style-name="N99">
      <style:table-cell-properties fo:background-color="#add58a"/>
    </style:style>
    <style:style style:name="ce25" style:family="table-cell" style:parent-style-name="Default" style:data-style-name="N99"/>
    <style:style style:name="ce135" style:family="table-cell" style:parent-style-name="Default" style:data-style-name="N100"/>
    <style:style style:name="ce136" style:family="table-cell" style:parent-style-name="Default" style:data-style-name="N99">
      <style:map style:condition="cell-content()=0" style:apply-style-name="Bad" style:base-cell-address="'Results from Home PC'.J2"/>
    </style:style>
    <style:style style:name="ce137" style:family="table-cell" style:parent-style-name="Default" style:data-style-name="N99">
      <style:map style:condition="cell-content()=0" style:apply-style-name="Bad" style:base-cell-address="'Results from Home PC'.J3"/>
    </style:style>
    <style:style style:name="ce138" style:family="table-cell" style:parent-style-name="Default" style:data-style-name="N99">
      <style:map style:condition="cell-content()=0" style:apply-style-name="Bad" style:base-cell-address="'Results from Home PC'.J4"/>
    </style:style>
    <style:style style:name="ce139" style:family="table-cell" style:parent-style-name="Default" style:data-style-name="N99">
      <style:map style:condition="cell-content()=0" style:apply-style-name="Bad" style:base-cell-address="'Results from Home PC'.J5"/>
    </style:style>
    <style:style style:name="ce140" style:family="table-cell" style:parent-style-name="Default" style:data-style-name="N99">
      <style:map style:condition="cell-content()=0" style:apply-style-name="Bad" style:base-cell-address="'Results from Home PC'.J6"/>
    </style:style>
    <style:style style:name="ce141" style:family="table-cell" style:parent-style-name="Default" style:data-style-name="N99">
      <style:map style:condition="cell-content()=0" style:apply-style-name="Bad" style:base-cell-address="'Results from Home PC'.J7"/>
    </style:style>
    <style:style style:name="ce142" style:family="table-cell" style:parent-style-name="Default" style:data-style-name="N99">
      <style:map style:condition="cell-content()=0" style:apply-style-name="Bad" style:base-cell-address="'Results from Home PC'.J8"/>
    </style:style>
    <style:style style:name="ce143" style:family="table-cell" style:parent-style-name="Default" style:data-style-name="N99">
      <style:map style:condition="cell-content()=0" style:apply-style-name="Bad" style:base-cell-address="'Results from Home PC'.J9"/>
    </style:style>
    <style:style style:name="ce144" style:family="table-cell" style:parent-style-name="Default" style:data-style-name="N99">
      <style:map style:condition="cell-content()=0" style:apply-style-name="Bad" style:base-cell-address="'Results from Home PC'.J10"/>
    </style:style>
    <style:style style:name="ce145" style:family="table-cell" style:parent-style-name="Default" style:data-style-name="N99">
      <style:map style:condition="cell-content()=0" style:apply-style-name="Bad" style:base-cell-address="'Results from Home PC'.J11"/>
    </style:style>
    <style:style style:name="ce146" style:family="table-cell" style:parent-style-name="Default" style:data-style-name="N99">
      <style:map style:condition="cell-content()=0" style:apply-style-name="Bad" style:base-cell-address="'Results from Home PC'.J12"/>
    </style:style>
    <style:style style:name="ce147" style:family="table-cell" style:parent-style-name="Default" style:data-style-name="N99">
      <style:map style:condition="cell-content()=0" style:apply-style-name="Bad" style:base-cell-address="'Results from Home PC'.J13"/>
    </style:style>
    <style:style style:name="ce148" style:family="table-cell" style:parent-style-name="Default" style:data-style-name="N99">
      <style:map style:condition="cell-content()=0" style:apply-style-name="Bad" style:base-cell-address="'Results from Home PC'.J14"/>
    </style:style>
    <style:style style:name="ce149" style:family="table-cell" style:parent-style-name="Default" style:data-style-name="N99">
      <style:map style:condition="cell-content()=0" style:apply-style-name="Bad" style:base-cell-address="'Results from Home PC'.J15"/>
    </style:style>
    <style:style style:name="ce150" style:family="table-cell" style:parent-style-name="Default" style:data-style-name="N99">
      <style:map style:condition="cell-content()=0" style:apply-style-name="Bad" style:base-cell-address="'Results from Home PC'.J16"/>
    </style:style>
    <style:style style:name="ce151" style:family="table-cell" style:parent-style-name="Default" style:data-style-name="N99">
      <style:map style:condition="cell-content()=0" style:apply-style-name="Bad" style:base-cell-address="'Results from Home PC'.J17"/>
    </style:style>
    <style:style style:name="ce152" style:family="table-cell" style:parent-style-name="Default" style:data-style-name="N99">
      <style:map style:condition="cell-content()=0" style:apply-style-name="Bad" style:base-cell-address="'Results from Home PC'.J18"/>
    </style:style>
    <style:style style:name="ce153" style:family="table-cell" style:parent-style-name="Default" style:data-style-name="N99">
      <style:map style:condition="cell-content()=0" style:apply-style-name="Bad" style:base-cell-address="'Results from Home PC'.J19"/>
    </style:style>
    <style:style style:name="ce154" style:family="table-cell" style:parent-style-name="Default" style:data-style-name="N99">
      <style:map style:condition="cell-content()=0" style:apply-style-name="Bad" style:base-cell-address="'Results from Home PC'.J20"/>
    </style:style>
    <style:style style:name="ce155" style:family="table-cell" style:parent-style-name="Default" style:data-style-name="N99">
      <style:map style:condition="cell-content()=0" style:apply-style-name="Bad" style:base-cell-address="'Results from Home PC'.J21"/>
    </style:style>
    <style:style style:name="ce156" style:family="table-cell" style:parent-style-name="Default" style:data-style-name="N99">
      <style:map style:condition="cell-content()=0" style:apply-style-name="Bad" style:base-cell-address="'Results from Home PC'.J22"/>
    </style:style>
    <style:style style:name="ce157" style:family="table-cell" style:parent-style-name="Default" style:data-style-name="N99">
      <style:map style:condition="cell-content()=0" style:apply-style-name="Bad" style:base-cell-address="'Results from Home PC'.J23"/>
    </style:style>
    <style:style style:name="ce158" style:family="table-cell" style:parent-style-name="Default" style:data-style-name="N99">
      <style:map style:condition="cell-content()=0" style:apply-style-name="Bad" style:base-cell-address="'Results from Home PC'.J24"/>
    </style:style>
    <style:style style:name="ce159" style:family="table-cell" style:parent-style-name="Default" style:data-style-name="N99">
      <style:map style:condition="cell-content()=0" style:apply-style-name="Bad" style:base-cell-address="'Results from Home PC'.J25"/>
    </style:style>
    <style:style style:name="ce160" style:family="table-cell" style:parent-style-name="Default" style:data-style-name="N99">
      <style:map style:condition="cell-content()=0" style:apply-style-name="Bad" style:base-cell-address="'Results from Home PC'.J26"/>
    </style:style>
    <style:style style:name="ce161" style:family="table-cell" style:parent-style-name="Default" style:data-style-name="N99">
      <style:map style:condition="cell-content()=0" style:apply-style-name="Bad" style:base-cell-address="'Results from Home PC'.J27"/>
    </style:style>
    <style:style style:name="ce162" style:family="table-cell" style:parent-style-name="Default" style:data-style-name="N99">
      <style:map style:condition="cell-content()=0" style:apply-style-name="Bad" style:base-cell-address="'Results from Home PC'.J28"/>
    </style:style>
    <style:style style:name="ce163" style:family="table-cell" style:parent-style-name="Default" style:data-style-name="N99">
      <style:map style:condition="cell-content()=0" style:apply-style-name="Bad" style:base-cell-address="'Results from Home PC'.J29"/>
    </style:style>
    <style:style style:name="ce164" style:family="table-cell" style:parent-style-name="Default" style:data-style-name="N4">
      <style:text-properties fo:font-weight="bold" style:font-weight-asian="bold" style:font-weight-complex="bold"/>
    </style:style>
    <style:style style:name="ce165" style:family="table-cell" style:parent-style-name="Default" style:data-style-name="N99">
      <style:map style:condition="cell-content()=0" style:apply-style-name="Bad" style:base-cell-address="'Results from Home PC'.M2"/>
    </style:style>
    <style:style style:name="ce166" style:family="table-cell" style:parent-style-name="Default" style:data-style-name="N99">
      <style:map style:condition="cell-content()=0" style:apply-style-name="Bad" style:base-cell-address="'Results from Home PC'.M3"/>
    </style:style>
    <style:style style:name="ce167" style:family="table-cell" style:parent-style-name="Default" style:data-style-name="N99">
      <style:map style:condition="cell-content()=0" style:apply-style-name="Bad" style:base-cell-address="'Results from Home PC'.M4"/>
    </style:style>
    <style:style style:name="ce168" style:family="table-cell" style:parent-style-name="Default" style:data-style-name="N99">
      <style:map style:condition="cell-content()=0" style:apply-style-name="Bad" style:base-cell-address="'Results from Home PC'.M5"/>
    </style:style>
    <style:style style:name="ce169" style:family="table-cell" style:parent-style-name="Default" style:data-style-name="N99">
      <style:map style:condition="cell-content()=0" style:apply-style-name="Bad" style:base-cell-address="'Results from Home PC'.M6"/>
    </style:style>
    <style:style style:name="ce170" style:family="table-cell" style:parent-style-name="Default" style:data-style-name="N99">
      <style:map style:condition="cell-content()=0" style:apply-style-name="Bad" style:base-cell-address="'Results from Home PC'.M7"/>
    </style:style>
    <style:style style:name="ce171" style:family="table-cell" style:parent-style-name="Default" style:data-style-name="N99">
      <style:map style:condition="cell-content()=0" style:apply-style-name="Bad" style:base-cell-address="'Results from Home PC'.M8"/>
    </style:style>
    <style:style style:name="ce172" style:family="table-cell" style:parent-style-name="Default" style:data-style-name="N99">
      <style:map style:condition="cell-content()=0" style:apply-style-name="Bad" style:base-cell-address="'Results from Home PC'.M9"/>
    </style:style>
    <style:style style:name="ce173" style:family="table-cell" style:parent-style-name="Default" style:data-style-name="N99">
      <style:map style:condition="cell-content()=0" style:apply-style-name="Bad" style:base-cell-address="'Results from Home PC'.M10"/>
    </style:style>
    <style:style style:name="ce174" style:family="table-cell" style:parent-style-name="Default" style:data-style-name="N99">
      <style:map style:condition="cell-content()=0" style:apply-style-name="Bad" style:base-cell-address="'Results from Home PC'.M11"/>
    </style:style>
    <style:style style:name="ce175" style:family="table-cell" style:parent-style-name="Default" style:data-style-name="N99">
      <style:map style:condition="cell-content()=0" style:apply-style-name="Bad" style:base-cell-address="'Results from Home PC'.M12"/>
    </style:style>
    <style:style style:name="ce176" style:family="table-cell" style:parent-style-name="Default" style:data-style-name="N99">
      <style:map style:condition="cell-content()=0" style:apply-style-name="Bad" style:base-cell-address="'Results from Home PC'.M13"/>
    </style:style>
    <style:style style:name="ce177" style:family="table-cell" style:parent-style-name="Default" style:data-style-name="N99">
      <style:map style:condition="cell-content()=0" style:apply-style-name="Bad" style:base-cell-address="'Results from Home PC'.M14"/>
    </style:style>
    <style:style style:name="ce178" style:family="table-cell" style:parent-style-name="Default" style:data-style-name="N99">
      <style:map style:condition="cell-content()=0" style:apply-style-name="Bad" style:base-cell-address="'Results from Home PC'.M15"/>
    </style:style>
    <style:style style:name="ce179" style:family="table-cell" style:parent-style-name="Default" style:data-style-name="N99">
      <style:map style:condition="cell-content()=0" style:apply-style-name="Bad" style:base-cell-address="'Results from Home PC'.M16"/>
    </style:style>
    <style:style style:name="ce180" style:family="table-cell" style:parent-style-name="Default" style:data-style-name="N99">
      <style:map style:condition="cell-content()=0" style:apply-style-name="Bad" style:base-cell-address="'Results from Home PC'.M17"/>
    </style:style>
    <style:style style:name="ce181" style:family="table-cell" style:parent-style-name="Default" style:data-style-name="N99">
      <style:map style:condition="cell-content()=0" style:apply-style-name="Bad" style:base-cell-address="'Results from Home PC'.M18"/>
    </style:style>
    <style:style style:name="ce182" style:family="table-cell" style:parent-style-name="Default" style:data-style-name="N99">
      <style:map style:condition="cell-content()=0" style:apply-style-name="Bad" style:base-cell-address="'Results from Home PC'.M19"/>
    </style:style>
    <style:style style:name="ce183" style:family="table-cell" style:parent-style-name="Default" style:data-style-name="N99">
      <style:map style:condition="cell-content()=0" style:apply-style-name="Bad" style:base-cell-address="'Results from Home PC'.M20"/>
    </style:style>
    <style:style style:name="ce184" style:family="table-cell" style:parent-style-name="Default" style:data-style-name="N99">
      <style:map style:condition="cell-content()=0" style:apply-style-name="Bad" style:base-cell-address="'Results from Home PC'.M21"/>
    </style:style>
    <style:style style:name="ce185" style:family="table-cell" style:parent-style-name="Default" style:data-style-name="N99">
      <style:map style:condition="cell-content()=0" style:apply-style-name="Bad" style:base-cell-address="'Results from Home PC'.M22"/>
    </style:style>
    <style:style style:name="ce186" style:family="table-cell" style:parent-style-name="Default" style:data-style-name="N99">
      <style:map style:condition="cell-content()=0" style:apply-style-name="Bad" style:base-cell-address="'Results from Home PC'.M23"/>
    </style:style>
    <style:style style:name="ce187" style:family="table-cell" style:parent-style-name="Default" style:data-style-name="N99">
      <style:map style:condition="cell-content()=0" style:apply-style-name="Bad" style:base-cell-address="'Results from Home PC'.M24"/>
    </style:style>
    <style:style style:name="ce188" style:family="table-cell" style:parent-style-name="Default" style:data-style-name="N99">
      <style:map style:condition="cell-content()=0" style:apply-style-name="Bad" style:base-cell-address="'Results from Home PC'.M25"/>
    </style:style>
    <style:style style:name="ce189" style:family="table-cell" style:parent-style-name="Default" style:data-style-name="N99">
      <style:map style:condition="cell-content()=0" style:apply-style-name="Bad" style:base-cell-address="'Results from Home PC'.M26"/>
    </style:style>
    <style:style style:name="ce190" style:family="table-cell" style:parent-style-name="Default" style:data-style-name="N99">
      <style:map style:condition="cell-content()=0" style:apply-style-name="Bad" style:base-cell-address="'Results from Home PC'.M27"/>
    </style:style>
    <style:style style:name="ce191" style:family="table-cell" style:parent-style-name="Default" style:data-style-name="N99">
      <style:map style:condition="cell-content()=0" style:apply-style-name="Bad" style:base-cell-address="'Results from Home PC'.M28"/>
    </style:style>
    <style:style style:name="ce192" style:family="table-cell" style:parent-style-name="Default" style:data-style-name="N99">
      <style:map style:condition="cell-content()=0" style:apply-style-name="Bad" style:base-cell-address="'Results from Home PC'.M29"/>
    </style:style>
    <style:style style:name="ce193" style:family="table-cell" style:parent-style-name="Default" style:data-style-name="N99">
      <style:map style:condition="cell-content()=0" style:apply-style-name="Bad" style:base-cell-address="'Results from Home PC'.P2"/>
    </style:style>
    <style:style style:name="ce194" style:family="table-cell" style:parent-style-name="Default" style:data-style-name="N99">
      <style:map style:condition="cell-content()=0" style:apply-style-name="Bad" style:base-cell-address="'Results from Home PC'.P3"/>
    </style:style>
    <style:style style:name="ce195" style:family="table-cell" style:parent-style-name="Default" style:data-style-name="N99">
      <style:map style:condition="cell-content()=0" style:apply-style-name="Bad" style:base-cell-address="'Results from Home PC'.P4"/>
    </style:style>
    <style:style style:name="ce196" style:family="table-cell" style:parent-style-name="Default" style:data-style-name="N99">
      <style:map style:condition="cell-content()=0" style:apply-style-name="Bad" style:base-cell-address="'Results from Home PC'.P5"/>
    </style:style>
    <style:style style:name="ce197" style:family="table-cell" style:parent-style-name="Default" style:data-style-name="N99">
      <style:map style:condition="cell-content()=0" style:apply-style-name="Bad" style:base-cell-address="'Results from Home PC'.P6"/>
    </style:style>
    <style:style style:name="ce198" style:family="table-cell" style:parent-style-name="Default" style:data-style-name="N99">
      <style:map style:condition="cell-content()=0" style:apply-style-name="Bad" style:base-cell-address="'Results from Home PC'.P7"/>
    </style:style>
    <style:style style:name="ce199" style:family="table-cell" style:parent-style-name="Default" style:data-style-name="N99">
      <style:map style:condition="cell-content()=0" style:apply-style-name="Bad" style:base-cell-address="'Results from Home PC'.P8"/>
    </style:style>
    <style:style style:name="ce200" style:family="table-cell" style:parent-style-name="Default" style:data-style-name="N99">
      <style:map style:condition="cell-content()=0" style:apply-style-name="Bad" style:base-cell-address="'Results from Home PC'.P9"/>
    </style:style>
    <style:style style:name="ce201" style:family="table-cell" style:parent-style-name="Default" style:data-style-name="N99">
      <style:map style:condition="cell-content()=0" style:apply-style-name="Bad" style:base-cell-address="'Results from Home PC'.P10"/>
    </style:style>
    <style:style style:name="ce202" style:family="table-cell" style:parent-style-name="Default" style:data-style-name="N99">
      <style:map style:condition="cell-content()=0" style:apply-style-name="Bad" style:base-cell-address="'Results from Home PC'.P11"/>
    </style:style>
    <style:style style:name="ce203" style:family="table-cell" style:parent-style-name="Default" style:data-style-name="N99">
      <style:map style:condition="cell-content()=0" style:apply-style-name="Bad" style:base-cell-address="'Results from Home PC'.P12"/>
    </style:style>
    <style:style style:name="ce204" style:family="table-cell" style:parent-style-name="Default" style:data-style-name="N99">
      <style:map style:condition="cell-content()=0" style:apply-style-name="Bad" style:base-cell-address="'Results from Home PC'.P13"/>
    </style:style>
    <style:style style:name="ce205" style:family="table-cell" style:parent-style-name="Default" style:data-style-name="N99">
      <style:map style:condition="cell-content()=0" style:apply-style-name="Bad" style:base-cell-address="'Results from Home PC'.P14"/>
    </style:style>
    <style:style style:name="ce206" style:family="table-cell" style:parent-style-name="Default" style:data-style-name="N99">
      <style:map style:condition="cell-content()=0" style:apply-style-name="Bad" style:base-cell-address="'Results from Home PC'.P15"/>
    </style:style>
    <style:style style:name="ce207" style:family="table-cell" style:parent-style-name="Default" style:data-style-name="N99">
      <style:map style:condition="cell-content()=0" style:apply-style-name="Bad" style:base-cell-address="'Results from Home PC'.P16"/>
    </style:style>
    <style:style style:name="ce208" style:family="table-cell" style:parent-style-name="Default" style:data-style-name="N99">
      <style:map style:condition="cell-content()=0" style:apply-style-name="Bad" style:base-cell-address="'Results from Home PC'.P17"/>
    </style:style>
    <style:style style:name="ce209" style:family="table-cell" style:parent-style-name="Default" style:data-style-name="N99">
      <style:map style:condition="cell-content()=0" style:apply-style-name="Bad" style:base-cell-address="'Results from Home PC'.P18"/>
    </style:style>
    <style:style style:name="ce210" style:family="table-cell" style:parent-style-name="Default" style:data-style-name="N99">
      <style:map style:condition="cell-content()=0" style:apply-style-name="Bad" style:base-cell-address="'Results from Home PC'.P19"/>
    </style:style>
    <style:style style:name="ce211" style:family="table-cell" style:parent-style-name="Default" style:data-style-name="N99">
      <style:map style:condition="cell-content()=0" style:apply-style-name="Bad" style:base-cell-address="'Results from Home PC'.P20"/>
    </style:style>
    <style:style style:name="ce212" style:family="table-cell" style:parent-style-name="Default" style:data-style-name="N99">
      <style:map style:condition="cell-content()=0" style:apply-style-name="Bad" style:base-cell-address="'Results from Home PC'.P21"/>
    </style:style>
    <style:style style:name="ce213" style:family="table-cell" style:parent-style-name="Default" style:data-style-name="N99">
      <style:map style:condition="cell-content()=0" style:apply-style-name="Bad" style:base-cell-address="'Results from Home PC'.P22"/>
    </style:style>
    <style:style style:name="ce214" style:family="table-cell" style:parent-style-name="Default" style:data-style-name="N99">
      <style:map style:condition="cell-content()=0" style:apply-style-name="Bad" style:base-cell-address="'Results from Home PC'.P23"/>
    </style:style>
    <style:style style:name="ce215" style:family="table-cell" style:parent-style-name="Default" style:data-style-name="N99">
      <style:map style:condition="cell-content()=0" style:apply-style-name="Bad" style:base-cell-address="'Results from Home PC'.P24"/>
    </style:style>
    <style:style style:name="ce216" style:family="table-cell" style:parent-style-name="Default" style:data-style-name="N99">
      <style:map style:condition="cell-content()=0" style:apply-style-name="Bad" style:base-cell-address="'Results from Home PC'.P25"/>
    </style:style>
    <style:style style:name="ce217" style:family="table-cell" style:parent-style-name="Default" style:data-style-name="N99">
      <style:map style:condition="cell-content()=0" style:apply-style-name="Bad" style:base-cell-address="'Results from Home PC'.P26"/>
    </style:style>
    <style:style style:name="ce218" style:family="table-cell" style:parent-style-name="Default" style:data-style-name="N99">
      <style:map style:condition="cell-content()=0" style:apply-style-name="Bad" style:base-cell-address="'Results from Home PC'.P27"/>
    </style:style>
    <style:style style:name="ce219" style:family="table-cell" style:parent-style-name="Default" style:data-style-name="N99">
      <style:map style:condition="cell-content()=0" style:apply-style-name="Bad" style:base-cell-address="'Results from Home PC'.P28"/>
    </style:style>
    <style:style style:name="ce220" style:family="table-cell" style:parent-style-name="Default" style:data-style-name="N99">
      <style:map style:condition="cell-content()=0" style:apply-style-name="Bad" style:base-cell-address="'Results from Home PC'.P29"/>
    </style:style>
    <style:style style:name="ce221" style:family="table-cell" style:parent-style-name="Default" style:data-style-name="N99">
      <style:map style:condition="cell-content()=0" style:apply-style-name="Bad" style:base-cell-address="'Results from Home PC'.S2"/>
    </style:style>
    <style:style style:name="ce222" style:family="table-cell" style:parent-style-name="Default" style:data-style-name="N99">
      <style:map style:condition="cell-content()=0" style:apply-style-name="Bad" style:base-cell-address="'Results from Home PC'.S3"/>
    </style:style>
    <style:style style:name="ce223" style:family="table-cell" style:parent-style-name="Default" style:data-style-name="N99">
      <style:map style:condition="cell-content()=0" style:apply-style-name="Bad" style:base-cell-address="'Results from Home PC'.S4"/>
    </style:style>
    <style:style style:name="ce224" style:family="table-cell" style:parent-style-name="Default" style:data-style-name="N99">
      <style:map style:condition="cell-content()=0" style:apply-style-name="Bad" style:base-cell-address="'Results from Home PC'.S5"/>
    </style:style>
    <style:style style:name="ce225" style:family="table-cell" style:parent-style-name="Default" style:data-style-name="N99">
      <style:map style:condition="cell-content()=0" style:apply-style-name="Bad" style:base-cell-address="'Results from Home PC'.S6"/>
    </style:style>
    <style:style style:name="ce226" style:family="table-cell" style:parent-style-name="Default" style:data-style-name="N99">
      <style:map style:condition="cell-content()=0" style:apply-style-name="Bad" style:base-cell-address="'Results from Home PC'.S7"/>
    </style:style>
    <style:style style:name="ce227" style:family="table-cell" style:parent-style-name="Default" style:data-style-name="N99">
      <style:map style:condition="cell-content()=0" style:apply-style-name="Bad" style:base-cell-address="'Results from Home PC'.S8"/>
    </style:style>
    <style:style style:name="ce228" style:family="table-cell" style:parent-style-name="Default" style:data-style-name="N99">
      <style:map style:condition="cell-content()=0" style:apply-style-name="Bad" style:base-cell-address="'Results from Home PC'.S9"/>
    </style:style>
    <style:style style:name="ce229" style:family="table-cell" style:parent-style-name="Default" style:data-style-name="N99">
      <style:map style:condition="cell-content()=0" style:apply-style-name="Bad" style:base-cell-address="'Results from Home PC'.S10"/>
    </style:style>
    <style:style style:name="ce230" style:family="table-cell" style:parent-style-name="Default" style:data-style-name="N99">
      <style:map style:condition="cell-content()=0" style:apply-style-name="Bad" style:base-cell-address="'Results from Home PC'.S11"/>
    </style:style>
    <style:style style:name="ce231" style:family="table-cell" style:parent-style-name="Default" style:data-style-name="N99">
      <style:map style:condition="cell-content()=0" style:apply-style-name="Bad" style:base-cell-address="'Results from Home PC'.S12"/>
    </style:style>
    <style:style style:name="ce232" style:family="table-cell" style:parent-style-name="Default" style:data-style-name="N99">
      <style:map style:condition="cell-content()=0" style:apply-style-name="Bad" style:base-cell-address="'Results from Home PC'.S13"/>
    </style:style>
    <style:style style:name="ce233" style:family="table-cell" style:parent-style-name="Default" style:data-style-name="N99">
      <style:map style:condition="cell-content()=0" style:apply-style-name="Bad" style:base-cell-address="'Results from Home PC'.S14"/>
    </style:style>
    <style:style style:name="ce234" style:family="table-cell" style:parent-style-name="Default" style:data-style-name="N99">
      <style:map style:condition="cell-content()=0" style:apply-style-name="Bad" style:base-cell-address="'Results from Home PC'.S15"/>
    </style:style>
    <style:style style:name="ce235" style:family="table-cell" style:parent-style-name="Default" style:data-style-name="N99">
      <style:map style:condition="cell-content()=0" style:apply-style-name="Bad" style:base-cell-address="'Results from Home PC'.S16"/>
    </style:style>
    <style:style style:name="ce236" style:family="table-cell" style:parent-style-name="Default" style:data-style-name="N99">
      <style:map style:condition="cell-content()=0" style:apply-style-name="Bad" style:base-cell-address="'Results from Home PC'.S17"/>
    </style:style>
    <style:style style:name="ce237" style:family="table-cell" style:parent-style-name="Default" style:data-style-name="N99">
      <style:map style:condition="cell-content()=0" style:apply-style-name="Bad" style:base-cell-address="'Results from Home PC'.S18"/>
    </style:style>
    <style:style style:name="ce238" style:family="table-cell" style:parent-style-name="Default" style:data-style-name="N99">
      <style:map style:condition="cell-content()=0" style:apply-style-name="Bad" style:base-cell-address="'Results from Home PC'.S19"/>
    </style:style>
    <style:style style:name="ce239" style:family="table-cell" style:parent-style-name="Default" style:data-style-name="N99">
      <style:map style:condition="cell-content()=0" style:apply-style-name="Bad" style:base-cell-address="'Results from Home PC'.S20"/>
    </style:style>
    <style:style style:name="ce240" style:family="table-cell" style:parent-style-name="Default" style:data-style-name="N99">
      <style:map style:condition="cell-content()=0" style:apply-style-name="Bad" style:base-cell-address="'Results from Home PC'.S21"/>
    </style:style>
    <style:style style:name="ce241" style:family="table-cell" style:parent-style-name="Default" style:data-style-name="N99">
      <style:map style:condition="cell-content()=0" style:apply-style-name="Bad" style:base-cell-address="'Results from Home PC'.S22"/>
    </style:style>
    <style:style style:name="ce242" style:family="table-cell" style:parent-style-name="Default" style:data-style-name="N99">
      <style:map style:condition="cell-content()=0" style:apply-style-name="Bad" style:base-cell-address="'Results from Home PC'.S23"/>
    </style:style>
    <style:style style:name="ce244" style:family="table-cell" style:parent-style-name="Default" style:data-style-name="N99">
      <style:map style:condition="cell-content()=0" style:apply-style-name="Bad" style:base-cell-address="'Results from Home PC'.S24"/>
    </style:style>
    <style:style style:name="ce249" style:family="table-cell" style:parent-style-name="Default" style:data-style-name="N99">
      <style:map style:condition="cell-content()=0" style:apply-style-name="Bad" style:base-cell-address="'Results from Home PC'.S25"/>
    </style:style>
    <style:style style:name="ce250" style:family="table-cell" style:parent-style-name="Default" style:data-style-name="N99">
      <style:map style:condition="cell-content()=0" style:apply-style-name="Bad" style:base-cell-address="'Results from Home PC'.S26"/>
    </style:style>
    <style:style style:name="ce251" style:family="table-cell" style:parent-style-name="Default" style:data-style-name="N99">
      <style:map style:condition="cell-content()=0" style:apply-style-name="Bad" style:base-cell-address="'Results from Home PC'.S27"/>
    </style:style>
    <style:style style:name="ce368" style:family="table-cell" style:parent-style-name="Default" style:data-style-name="N99">
      <style:map style:condition="cell-content()=0" style:apply-style-name="Bad" style:base-cell-address="'Results from Home PC'.S28"/>
    </style:style>
    <style:style style:name="ce369" style:family="table-cell" style:parent-style-name="Default" style:data-style-name="N99">
      <style:map style:condition="cell-content()=0" style:apply-style-name="Bad" style:base-cell-address="'Results from Home PC'.S29"/>
    </style:style>
    <style:style style:name="ce262" style:family="table-cell" style:parent-style-name="Default" style:data-style-name="N99">
      <style:map style:condition="cell-content()=0" style:apply-style-name="Bad" style:base-cell-address="'Results from Home PC'.V2"/>
    </style:style>
    <style:style style:name="ce263" style:family="table-cell" style:parent-style-name="Default" style:data-style-name="N99">
      <style:map style:condition="cell-content()=0" style:apply-style-name="Bad" style:base-cell-address="'Results from Home PC'.V3"/>
    </style:style>
    <style:style style:name="ce264" style:family="table-cell" style:parent-style-name="Default" style:data-style-name="N99">
      <style:map style:condition="cell-content()=0" style:apply-style-name="Bad" style:base-cell-address="'Results from Home PC'.V4"/>
    </style:style>
    <style:style style:name="ce265" style:family="table-cell" style:parent-style-name="Default" style:data-style-name="N99">
      <style:map style:condition="cell-content()=0" style:apply-style-name="Bad" style:base-cell-address="'Results from Home PC'.V5"/>
    </style:style>
    <style:style style:name="ce266" style:family="table-cell" style:parent-style-name="Default" style:data-style-name="N99">
      <style:map style:condition="cell-content()=0" style:apply-style-name="Bad" style:base-cell-address="'Results from Home PC'.V6"/>
    </style:style>
    <style:style style:name="ce267" style:family="table-cell" style:parent-style-name="Default" style:data-style-name="N99">
      <style:map style:condition="cell-content()=0" style:apply-style-name="Bad" style:base-cell-address="'Results from Home PC'.V7"/>
    </style:style>
    <style:style style:name="ce268" style:family="table-cell" style:parent-style-name="Default" style:data-style-name="N99">
      <style:map style:condition="cell-content()=0" style:apply-style-name="Bad" style:base-cell-address="'Results from Home PC'.V8"/>
    </style:style>
    <style:style style:name="ce269" style:family="table-cell" style:parent-style-name="Default" style:data-style-name="N99">
      <style:map style:condition="cell-content()=0" style:apply-style-name="Bad" style:base-cell-address="'Results from Home PC'.V9"/>
    </style:style>
    <style:style style:name="ce270" style:family="table-cell" style:parent-style-name="Default" style:data-style-name="N99">
      <style:map style:condition="cell-content()=0" style:apply-style-name="Bad" style:base-cell-address="'Results from Home PC'.V10"/>
    </style:style>
    <style:style style:name="ce271" style:family="table-cell" style:parent-style-name="Default" style:data-style-name="N99">
      <style:map style:condition="cell-content()=0" style:apply-style-name="Bad" style:base-cell-address="'Results from Home PC'.V11"/>
    </style:style>
    <style:style style:name="ce272" style:family="table-cell" style:parent-style-name="Default" style:data-style-name="N99">
      <style:map style:condition="cell-content()=0" style:apply-style-name="Bad" style:base-cell-address="'Results from Home PC'.V12"/>
    </style:style>
    <style:style style:name="ce273" style:family="table-cell" style:parent-style-name="Default" style:data-style-name="N99">
      <style:map style:condition="cell-content()=0" style:apply-style-name="Bad" style:base-cell-address="'Results from Home PC'.V13"/>
    </style:style>
    <style:style style:name="ce274" style:family="table-cell" style:parent-style-name="Default" style:data-style-name="N99">
      <style:map style:condition="cell-content()=0" style:apply-style-name="Bad" style:base-cell-address="'Results from Home PC'.V14"/>
    </style:style>
    <style:style style:name="ce275" style:family="table-cell" style:parent-style-name="Default" style:data-style-name="N99">
      <style:map style:condition="cell-content()=0" style:apply-style-name="Bad" style:base-cell-address="'Results from Home PC'.V15"/>
    </style:style>
    <style:style style:name="ce276" style:family="table-cell" style:parent-style-name="Default" style:data-style-name="N99">
      <style:map style:condition="cell-content()=0" style:apply-style-name="Bad" style:base-cell-address="'Results from Home PC'.V16"/>
    </style:style>
    <style:style style:name="ce277" style:family="table-cell" style:parent-style-name="Default" style:data-style-name="N99">
      <style:map style:condition="cell-content()=0" style:apply-style-name="Bad" style:base-cell-address="'Results from Home PC'.V17"/>
    </style:style>
    <style:style style:name="ce278" style:family="table-cell" style:parent-style-name="Default" style:data-style-name="N99">
      <style:map style:condition="cell-content()=0" style:apply-style-name="Bad" style:base-cell-address="'Results from Home PC'.V18"/>
    </style:style>
    <style:style style:name="ce279" style:family="table-cell" style:parent-style-name="Default" style:data-style-name="N99">
      <style:map style:condition="cell-content()=0" style:apply-style-name="Bad" style:base-cell-address="'Results from Home PC'.V19"/>
    </style:style>
    <style:style style:name="ce280" style:family="table-cell" style:parent-style-name="Default" style:data-style-name="N99">
      <style:map style:condition="cell-content()=0" style:apply-style-name="Bad" style:base-cell-address="'Results from Home PC'.V20"/>
    </style:style>
    <style:style style:name="ce281" style:family="table-cell" style:parent-style-name="Default" style:data-style-name="N99">
      <style:map style:condition="cell-content()=0" style:apply-style-name="Bad" style:base-cell-address="'Results from Home PC'.V21"/>
    </style:style>
    <style:style style:name="ce282" style:family="table-cell" style:parent-style-name="Default" style:data-style-name="N99">
      <style:map style:condition="cell-content()=0" style:apply-style-name="Bad" style:base-cell-address="'Results from Home PC'.V22"/>
    </style:style>
    <style:style style:name="ce283" style:family="table-cell" style:parent-style-name="Default" style:data-style-name="N99">
      <style:map style:condition="cell-content()=0" style:apply-style-name="Bad" style:base-cell-address="'Results from Home PC'.V23"/>
    </style:style>
    <style:style style:name="ce284" style:family="table-cell" style:parent-style-name="Default" style:data-style-name="N99">
      <style:map style:condition="cell-content()=0" style:apply-style-name="Bad" style:base-cell-address="'Results from Home PC'.V24"/>
    </style:style>
    <style:style style:name="ce285" style:family="table-cell" style:parent-style-name="Default" style:data-style-name="N99">
      <style:map style:condition="cell-content()=0" style:apply-style-name="Bad" style:base-cell-address="'Results from Home PC'.V25"/>
    </style:style>
    <style:style style:name="ce286" style:family="table-cell" style:parent-style-name="Default" style:data-style-name="N99">
      <style:map style:condition="cell-content()=0" style:apply-style-name="Bad" style:base-cell-address="'Results from Home PC'.V26"/>
    </style:style>
    <style:style style:name="ce287" style:family="table-cell" style:parent-style-name="Default" style:data-style-name="N99">
      <style:map style:condition="cell-content()=0" style:apply-style-name="Bad" style:base-cell-address="'Results from Home PC'.V27"/>
    </style:style>
    <style:style style:name="ce288" style:family="table-cell" style:parent-style-name="Default" style:data-style-name="N99">
      <style:map style:condition="cell-content()=0" style:apply-style-name="Bad" style:base-cell-address="'Results from Home PC'.V28"/>
    </style:style>
    <style:style style:name="ce289" style:family="table-cell" style:parent-style-name="Default" style:data-style-name="N99">
      <style:map style:condition="cell-content()=0" style:apply-style-name="Bad" style:base-cell-address="'Results from Home PC'.V29"/>
    </style:style>
    <style:style style:name="ce315" style:family="table-cell" style:parent-style-name="Default" style:data-style-name="N99">
      <style:map style:condition="cell-content()=0" style:apply-style-name="Bad" style:base-cell-address="'Results from Home PC'.Y2"/>
    </style:style>
    <style:style style:name="ce316" style:family="table-cell" style:parent-style-name="Default" style:data-style-name="N99">
      <style:map style:condition="cell-content()=0" style:apply-style-name="Bad" style:base-cell-address="'Results from Home PC'.Y3"/>
    </style:style>
    <style:style style:name="ce317" style:family="table-cell" style:parent-style-name="Default" style:data-style-name="N99">
      <style:map style:condition="cell-content()=0" style:apply-style-name="Bad" style:base-cell-address="'Results from Home PC'.Y4"/>
    </style:style>
    <style:style style:name="ce318" style:family="table-cell" style:parent-style-name="Default" style:data-style-name="N99">
      <style:map style:condition="cell-content()=0" style:apply-style-name="Bad" style:base-cell-address="'Results from Home PC'.Y5"/>
    </style:style>
    <style:style style:name="ce319" style:family="table-cell" style:parent-style-name="Default" style:data-style-name="N99">
      <style:map style:condition="cell-content()=0" style:apply-style-name="Bad" style:base-cell-address="'Results from Home PC'.Y6"/>
    </style:style>
    <style:style style:name="ce320" style:family="table-cell" style:parent-style-name="Default" style:data-style-name="N99">
      <style:map style:condition="cell-content()=0" style:apply-style-name="Bad" style:base-cell-address="'Results from Home PC'.Y7"/>
    </style:style>
    <style:style style:name="ce321" style:family="table-cell" style:parent-style-name="Default" style:data-style-name="N99">
      <style:map style:condition="cell-content()=0" style:apply-style-name="Bad" style:base-cell-address="'Results from Home PC'.Y8"/>
    </style:style>
    <style:style style:name="ce322" style:family="table-cell" style:parent-style-name="Default" style:data-style-name="N99">
      <style:map style:condition="cell-content()=0" style:apply-style-name="Bad" style:base-cell-address="'Results from Home PC'.Y9"/>
    </style:style>
    <style:style style:name="ce323" style:family="table-cell" style:parent-style-name="Default" style:data-style-name="N99">
      <style:map style:condition="cell-content()=0" style:apply-style-name="Bad" style:base-cell-address="'Results from Home PC'.Y10"/>
    </style:style>
    <style:style style:name="ce324" style:family="table-cell" style:parent-style-name="Default" style:data-style-name="N99">
      <style:map style:condition="cell-content()=0" style:apply-style-name="Bad" style:base-cell-address="'Results from Home PC'.Y11"/>
    </style:style>
    <style:style style:name="ce325" style:family="table-cell" style:parent-style-name="Default" style:data-style-name="N99">
      <style:map style:condition="cell-content()=0" style:apply-style-name="Bad" style:base-cell-address="'Results from Home PC'.Y12"/>
    </style:style>
    <style:style style:name="ce326" style:family="table-cell" style:parent-style-name="Default" style:data-style-name="N99">
      <style:map style:condition="cell-content()=0" style:apply-style-name="Bad" style:base-cell-address="'Results from Home PC'.Y13"/>
    </style:style>
    <style:style style:name="ce327" style:family="table-cell" style:parent-style-name="Default" style:data-style-name="N99">
      <style:map style:condition="cell-content()=0" style:apply-style-name="Bad" style:base-cell-address="'Results from Home PC'.Y14"/>
    </style:style>
    <style:style style:name="ce328" style:family="table-cell" style:parent-style-name="Default" style:data-style-name="N99">
      <style:map style:condition="cell-content()=0" style:apply-style-name="Bad" style:base-cell-address="'Results from Home PC'.Y15"/>
    </style:style>
    <style:style style:name="ce329" style:family="table-cell" style:parent-style-name="Default" style:data-style-name="N99">
      <style:map style:condition="cell-content()=0" style:apply-style-name="Bad" style:base-cell-address="'Results from Home PC'.Y16"/>
    </style:style>
    <style:style style:name="ce330" style:family="table-cell" style:parent-style-name="Default" style:data-style-name="N99">
      <style:map style:condition="cell-content()=0" style:apply-style-name="Bad" style:base-cell-address="'Results from Home PC'.Y17"/>
    </style:style>
    <style:style style:name="ce331" style:family="table-cell" style:parent-style-name="Default" style:data-style-name="N99">
      <style:map style:condition="cell-content()=0" style:apply-style-name="Bad" style:base-cell-address="'Results from Home PC'.Y18"/>
    </style:style>
    <style:style style:name="ce332" style:family="table-cell" style:parent-style-name="Default" style:data-style-name="N99">
      <style:map style:condition="cell-content()=0" style:apply-style-name="Bad" style:base-cell-address="'Results from Home PC'.Y19"/>
    </style:style>
    <style:style style:name="ce333" style:family="table-cell" style:parent-style-name="Default" style:data-style-name="N99">
      <style:map style:condition="cell-content()=0" style:apply-style-name="Bad" style:base-cell-address="'Results from Home PC'.Y20"/>
    </style:style>
    <style:style style:name="ce334" style:family="table-cell" style:parent-style-name="Default" style:data-style-name="N99">
      <style:map style:condition="cell-content()=0" style:apply-style-name="Bad" style:base-cell-address="'Results from Home PC'.Y21"/>
    </style:style>
    <style:style style:name="ce335" style:family="table-cell" style:parent-style-name="Default" style:data-style-name="N99">
      <style:map style:condition="cell-content()=0" style:apply-style-name="Bad" style:base-cell-address="'Results from Home PC'.Y22"/>
    </style:style>
    <style:style style:name="ce336" style:family="table-cell" style:parent-style-name="Default" style:data-style-name="N99">
      <style:map style:condition="cell-content()=0" style:apply-style-name="Bad" style:base-cell-address="'Results from Home PC'.Y23"/>
    </style:style>
    <style:style style:name="ce337" style:family="table-cell" style:parent-style-name="Default" style:data-style-name="N99">
      <style:map style:condition="cell-content()=0" style:apply-style-name="Bad" style:base-cell-address="'Results from Home PC'.Y24"/>
    </style:style>
    <style:style style:name="ce338" style:family="table-cell" style:parent-style-name="Default" style:data-style-name="N99">
      <style:map style:condition="cell-content()=0" style:apply-style-name="Bad" style:base-cell-address="'Results from Home PC'.Y25"/>
    </style:style>
    <style:style style:name="ce339" style:family="table-cell" style:parent-style-name="Default" style:data-style-name="N99">
      <style:map style:condition="cell-content()=0" style:apply-style-name="Bad" style:base-cell-address="'Results from Home PC'.Y26"/>
    </style:style>
    <style:style style:name="ce340" style:family="table-cell" style:parent-style-name="Default" style:data-style-name="N99">
      <style:map style:condition="cell-content()=0" style:apply-style-name="Bad" style:base-cell-address="'Results from Home PC'.Y27"/>
    </style:style>
    <style:style style:name="ce341" style:family="table-cell" style:parent-style-name="Default" style:data-style-name="N99">
      <style:map style:condition="cell-content()=0" style:apply-style-name="Bad" style:base-cell-address="'Results from Home PC'.Y28"/>
    </style:style>
    <style:style style:name="ce342" style:family="table-cell" style:parent-style-name="Default" style:data-style-name="N99">
      <style:map style:condition="cell-content()=0" style:apply-style-name="Bad" style:base-cell-address="'Results from Home PC'.Y29"/>
    </style:style>
    <style:style style:name="ce343" style:family="table-cell" style:parent-style-name="Default" style:data-style-name="N4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5" office:value-type="string" calcext:value-type="string">
            <text:p>Sheet</text:p>
          </table:table-cell>
          <table:table-cell table:style-name="ce15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est Cases</text:p>
          </table:table-cell>
          <table:table-cell office:value-type="string" calcext:value-type="string">
            <text:p>Test cases used in “Results from Lab PC” sheet.</text:p>
          </table:table-cell>
        </table:table-row>
        <table:table-row table:style-name="ro1">
          <table:table-cell office:value-type="string" calcext:value-type="string">
            <text:p>Results from Lab PC</text:p>
          </table:table-cell>
          <table:table-cell office:value-type="string" calcext:value-type="string">
            <text:p>Results from the test cases above using different models, run on the lab PC.</text:p>
          </table:table-cell>
        </table:table-row>
        <table:table-row table:style-name="ro1">
          <table:table-cell office:value-type="string" calcext:value-type="string">
            <text:p>Results from Home PC</text:p>
          </table:table-cell>
          <table:table-cell office:value-type="string" calcext:value-type="string">
            <text:p>Results from trials run on my home PC.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string" calcext:value-type="string">
            <text:p>More test cases, to check that the results are consistent between models.</text:p>
          </table:table-cell>
        </table:table-row>
      </table:table>
      <table:table table:name="Test Cas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style-name="ce15" office:value-type="string" calcext:value-type="string">
            <text:p>Number</text:p>
          </table:table-cell>
          <table:table-cell table:style-name="ce15" office:value-type="string" calcext:value-type="string">
            <text:p>Samples/Sec.</text:p>
          </table:table-cell>
          <table:table-cell table:style-name="ce15" office:value-type="string" calcext:value-type="string">
            <text:p>Processing Time (ms)</text:p>
          </table:table-cell>
          <table:table-cell table:style-name="ce15" office:value-type="string" calcext:value-type="string">
            <text:p>Min Pods</text:p>
          </table:table-cell>
          <table:table-cell table:style-name="ce15" office:value-type="string" calcext:value-type="string">
            <text:p>Max Pods</text:p>
          </table:table-cell>
          <table:table-cell table:style-name="ce15" office:value-type="string" calcext:value-type="string">
            <text:p>Initial Pods</text:p>
          </table:table-cell>
          <table:table-cell table:style-name="ce15" office:value-type="string" calcext:value-type="string">
            <text:p>Scale CP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</table:table>
      <table:table table:name="Results from Lab PC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21"/>
        <table:table-column table:style-name="co13" table:default-cell-style-name="Default"/>
        <table:table-column table:style-name="co3" table:number-columns-repeated="2" table:default-cell-style-name="Default"/>
        <table:table-row table:style-name="ro1">
          <table:table-cell table:style-name="ce15" office:value-type="string" calcext:value-type="string">
            <text:p>Model</text:p>
          </table:table-cell>
          <table:table-cell table:style-name="ce15" office:value-type="string" calcext:value-type="string">
            <text:p>Load Type</text:p>
          </table:table-cell>
          <table:table-cell table:style-name="ce15" office:value-type="string" calcext:value-type="string">
            <text:p>Quick Divide to Queues</text:p>
          </table:table-cell>
          <table:table-cell table:style-name="ce15" office:value-type="string" calcext:value-type="string">
            <text:p>Divides Remainder</text:p>
          </table:table-cell>
          <table:table-cell table:style-name="ce15" office:value-type="string" calcext:value-type="string">
            <text:p>HPA Check Timed</text:p>
          </table:table-cell>
          <table:table-cell table:style-name="ce15" office:value-type="string" calcext:value-type="string">
            <text:p>Limits Queue Capacity</text:p>
          </table:table-cell>
          <table:table-cell table:style-name="ce15" office:value-type="string" calcext:value-type="string">
            <text:p>Startup Time for Pods</text:p>
          </table:table-cell>
          <table:table-cell table:style-name="ce15" office:value-type="string" calcext:value-type="string">
            <text:p>Assumes Max. Submitted</text:p>
          </table:table-cell>
          <table:table-cell table:style-name="ce20" office:value-type="string" calcext:value-type="string">
            <text:p>Test Case 1 Time (s)</text:p>
          </table:table-cell>
          <table:table-cell table:style-name="ce20" office:value-type="string" calcext:value-type="string">
            <text:p>Test Case 2 Time (s)</text:p>
          </table:table-cell>
          <table:table-cell table:style-name="ce20" office:value-type="string" calcext:value-type="string">
            <text:p>Test Case 3 Time (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-2-01-nginx.wmod</text:p>
          </table:table-cell>
          <table:table-cell office:value-type="string" calcext:value-type="string">
            <text:p>Square Wav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23.6" calcext:value-type="float">
            <text:p>24</text:p>
          </table:table-cell>
          <table:table-cell table:formula="of:=60*60" office:value-type="float" office:value="3600" calcext:value-type="float">
            <office:annotation draw:style-name="gr1" draw:text-style-name="P2" svg:width="28.99mm" svg:height="13.86mm" svg:x="427.81mm" svg:y="0mm" draw:caption-point-x="-6.1mm" draw:caption-point-y="4.61mm">
              <dc:date>2019-10-25T00:00:00</dc:date>
              <text:p text:style-name="P1"><text:span text:style-name="T1">I gave up after an </text:span><text:span text:style-name="T1">hour and a half.</text:span></text:p>
            </office:annotation>
            <text:p>3,600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string" calcext:value-type="string">
            <text:p>model-2-01A-nginx-test-multi-step.wmod</text:p>
          </table:table-cell>
          <table:table-cell office:value-type="string" calcext:value-type="string">
            <text:p>Constant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style-name="ce2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odel-2-01B-nginx-multiple-slos.wmod</text:p>
          </table:table-cell>
          <table:table-cell office:value-type="string" calcext:value-type="string">
            <text:p>Single Square Pulse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float" office:value="1.01" calcext:value-type="float">
            <text:p>1</text:p>
          </table:table-cell>
          <table:table-cell office:value-type="float" office:value="650.042" calcext:value-type="float">
            <text:p>650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16" office:value-type="string" calcext:value-type="string">
            <text:p>model-2-01C-nginx-discard-remainder.wmod</text:p>
          </table:table-cell>
          <table:table-cell table:style-name="ce16" office:value-type="string" calcext:value-type="string">
            <text:p>Constant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16" office:value-type="string" calcext:value-type="string">
            <text:p>Yes</text:p>
          </table:table-cell>
          <table:table-cell table:style-name="ce16" table:number-columns-repeated="2"/>
          <table:table-cell table:style-name="ce16" office:value-type="string" calcext:value-type="string">
            <text:p>?</text:p>
          </table:table-cell>
          <table:table-cell table:style-name="ce23" office:value-type="float" office:value="5.498" calcext:value-type="float">
            <text:p>5</text:p>
          </table:table-cell>
          <table:table-cell table:style-name="ce23" office:value-type="float" office:value="15.028" calcext:value-type="float">
            <text:p>15</text:p>
          </table:table-cell>
          <table:table-cell table:style-name="ce134"/>
          <table:table-cell table:number-columns-repeated="2"/>
        </table:table-row>
        <table:table-row table:style-name="ro1">
          <table:table-cell office:value-type="string" calcext:value-type="string">
            <text:p>model-2-01D-nginx-without-load-shape.wmod</text:p>
          </table:table-cell>
          <table:table-cell office:value-type="string" calcext:value-type="string">
            <text:p>Constan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4.906" calcext:value-type="float">
            <text:p>5</text:p>
          </table:table-cell>
          <table:table-cell office:value-type="float" office:value="338.291" calcext:value-type="float">
            <text:p>338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17" office:value-type="string" calcext:value-type="string">
            <text:p>model-2-01E-nginx-quick-req-allocation.wmod</text:p>
          </table:table-cell>
          <table:table-cell table:style-name="ce17" office:value-type="string" calcext:value-type="string">
            <text:p>Square Wave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table:number-columns-repeated="2"/>
          <table:table-cell table:style-name="ce17" office:value-type="string" calcext:value-type="string">
            <text:p>?</text:p>
          </table:table-cell>
          <table:table-cell table:style-name="ce24" office:value-type="float" office:value="8.141" calcext:value-type="float">
            <text:p>8</text:p>
          </table:table-cell>
          <table:table-cell table:style-name="ce24" office:value-type="float" office:value="8.126" calcext:value-type="float">
            <text:p>8</text:p>
          </table:table-cell>
          <table:table-cell office:value-type="float" office:value="300" calcext:value-type="float">
            <office:annotation draw:style-name="gr2" draw:text-style-name="P4" svg:width="28.99mm" svg:height="9.91mm" svg:x="464.66mm" svg:y="12.09mm" draw:caption-point-x="-6.1mm" draw:caption-point-y="15.1mm">
              <dc:date>2019-10-30T00:00:00</dc:date>
              <text:p text:style-name="P3"><text:span text:style-name="T2">Gave up after </text:span><text:span text:style-name="T2">about 5 minutes.</text:span></text:p>
            </office:annotation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-2-01F-nginx-simpler-workload.wmod</text:p>
          </table:table-cell>
          <table:table-cell office:value-type="string" calcext:value-type="string">
            <text:p>Square Wav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style-name="ce24" office:value-type="float" office:value="6.084" calcext:value-type="float">
            <text:p>6</text:p>
          </table:table-cell>
          <table:table-cell table:style-name="ce24" office:value-type="float" office:value="186.31" calcext:value-type="float">
            <text:p>186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18" office:value-type="string" calcext:value-type="string">
            <text:p>model-2-01G-nginx-limit-values.wmod</text:p>
          </table:table-cell>
          <table:table-cell table:style-name="ce16" office:value-type="string" calcext:value-type="string">
            <text:p>Constant</text:p>
          </table:table-cell>
          <table:table-cell table:style-name="ce18" office:value-type="string" calcext:value-type="string">
            <text:p>Yes</text:p>
          </table:table-cell>
          <table:table-cell table:style-name="ce19"/>
          <table:table-cell table:style-name="ce16" office:value-type="string" calcext:value-type="string">
            <text:p>Yes</text:p>
          </table:table-cell>
          <table:table-cell table:style-name="ce18" office:value-type="string" calcext:value-type="string">
            <text:p>Yes</text:p>
          </table:table-cell>
          <table:table-cell table:style-name="ce18"/>
          <table:table-cell table:style-name="ce18" office:value-type="string" calcext:value-type="string">
            <text:p>?</text:p>
          </table:table-cell>
          <table:table-cell table:style-name="ce18" office:value-type="float" office:value="0.126" calcext:value-type="float">
            <text:p>0.126</text:p>
          </table:table-cell>
          <table:table-cell table:style-name="ce18" office:value-type="float" office:value="0.125" calcext:value-type="float">
            <text:p>0.125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5" office:value-type="string" calcext:value-type="string">
            <text:p>model-2-01H-nginx-with-pod-startup-time</text:p>
          </table:table-cell>
          <table:table-cell table:style-name="ce17" office:value-type="string" calcext:value-type="string">
            <text:p>Square Wav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7" table:number-columns-repeated="2"/>
          <table:table-cell table:style-name="ce12"/>
          <table:table-cell table:number-columns-repeated="2"/>
        </table:table-row>
        <table:table-row table:style-name="ro1">
          <table:table-cell table:style-name="ce18" office:value-type="string" calcext:value-type="string">
            <text:p>model-2-01Z-nginx-final.wmod</text:p>
          </table:table-cell>
          <table:table-cell table:style-name="ce16" office:value-type="string" calcext:value-type="string">
            <text:p>Constant</text:p>
          </table:table-cell>
          <table:table-cell table:style-name="ce18" office:value-type="string" calcext:value-type="string">
            <text:p>Yes</text:p>
          </table:table-cell>
          <table:table-cell table:style-name="ce16"/>
          <table:table-cell table:number-columns-repeated="3" table:style-name="ce16" office:value-type="string" calcext:value-type="string">
            <text:p>Yes</text:p>
          </table:table-cell>
          <table:table-cell table:style-name="ce16"/>
          <table:table-cell table:style-name="ce16" office:value-type="float" office:value="0.487" calcext:value-type="float">
            <text:p>0.487</text:p>
          </table:table-cell>
          <table:table-cell table:style-name="ce16" office:value-type="float" office:value="0.362" calcext:value-type="float">
            <text:p>0.362</text:p>
          </table:table-cell>
          <table:table-cell table:style-name="ce16" office:value-type="float" office:value="0.412" calcext:value-type="float">
            <text:p>0.41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odel-2-02-nodejs.wmod</text:p>
          </table:table-cell>
          <table:table-cell table:number-columns-repeated="7" table:style-name="ce17" office:value-type="string" calcext:value-type="string">
            <text:p>?</text:p>
          </table:table-cell>
          <table:table-cell table:style-name="ce7" table:number-columns-repeated="2"/>
          <table:table-cell table:style-name="ce12"/>
          <table:table-cell table:number-columns-repeated="2"/>
        </table:table-row>
        <table:table-row table:style-name="ro1">
          <table:table-cell table:style-name="ce16" office:value-type="string" calcext:value-type="string">
            <text:p>model-2-02Z-nodejs-final.wmod</text:p>
          </table:table-cell>
          <table:table-cell table:style-name="ce16" office:value-type="string" calcext:value-type="string">
            <text:p>Square Wave</text:p>
          </table:table-cell>
          <table:table-cell table:style-name="ce16" table:number-columns-repeated="2"/>
          <table:table-cell table:style-name="ce16" office:value-type="string" calcext:value-type="string">
            <text:p>Yes</text:p>
          </table:table-cell>
          <table:table-cell table:style-name="ce16"/>
          <table:table-cell table:style-name="ce16" office:value-type="string" calcext:value-type="string">
            <text:p>Yes</text:p>
          </table:table-cell>
          <table:table-cell table:style-name="ce16" table:number-columns-repeated="3"/>
          <table:table-cell table:style-name="ce29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style-name="ce25"/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 table:number-rows-repeated="3">
          <table:table-cell table:number-columns-repeated="12"/>
          <table:table-cell table:style-name="ce25"/>
        </table:table-row>
        <table:table-row table:style-name="ro1" table:number-rows-repeated="104855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Results from Home PC" table:style-name="ta1"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16" table:default-cell-style-name="ce21"/>
        <table:table-column table:style-name="co3" table:default-cell-style-name="Default"/>
        <table:table-row table:style-name="ro1">
          <table:table-cell table:style-name="ce15" office:value-type="string" calcext:value-type="string">
            <text:p>Model</text:p>
          </table:table-cell>
          <table:table-cell table:style-name="ce15" office:value-type="string" calcext:value-type="string">
            <text:p>Samples per Second</text:p>
          </table:table-cell>
          <table:table-cell table:style-name="ce15" office:value-type="string" calcext:value-type="string">
            <text:p>Processing Time per Request</text:p>
          </table:table-cell>
          <table:table-cell table:style-name="ce15" office:value-type="string" calcext:value-type="string">
            <text:p>Min Pods</text:p>
          </table:table-cell>
          <table:table-cell table:style-name="ce15" office:value-type="string" calcext:value-type="string">
            <text:p>Max Pods</text:p>
          </table:table-cell>
          <table:table-cell table:style-name="ce15" office:value-type="string" calcext:value-type="string">
            <text:p>Initial Pods</text:p>
          </table:table-cell>
          <table:table-cell table:style-name="ce15" office:value-type="string" calcext:value-type="string">
            <text:p>Scale CPU Threshold</text:p>
          </table:table-cell>
          <table:table-cell table:style-name="ce20" office:value-type="string" calcext:value-type="string">
            <text:p>Total Time (s)</text:p>
          </table:table-cell>
          <table:table-cell table:style-name="ce15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model-2-01-nginx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2.368" calcext:value-type="float">
            <text:p>32</text:p>
          </table:table-cell>
          <table:table-cell table:style-name="ce25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E-nginx-quick-req-allocation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95.109" calcext:value-type="float">
            <text:p>395</text:p>
          </table:table-cell>
          <table:table-cell table:style-name="ce25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E2-with-prime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90.186" calcext:value-type="float">
            <text:p>390</text:p>
          </table:table-cell>
          <table:table-cell table:style-name="ce25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F-nginx-simpler-workload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9" calcext:value-type="float">
            <text:p>8</text:p>
          </table:table-cell>
          <table:table-cell table:style-name="ce25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F-nginx-simpler-workload.wmod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2.477" calcext:value-type="float">
            <text:p>242</text:p>
          </table:table-cell>
          <table:table-cell table:style-name="ce25" office:value-type="boolean" office:boolean-value="false" calcext:value-type="boolean">
            <text:p>FALSE</text:p>
          </table:table-cell>
        </table:table-row>
        <table:table-row table:style-name="ro1" table:number-rows-repeated="104856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ccuracy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ce135"/>
        <table:table-column table:style-name="co3" table:default-cell-style-name="ce15"/>
        <table:table-column table:style-name="co3" table:default-cell-style-name="Default"/>
        <table:table-column table:style-name="co19" table:default-cell-style-name="ce135"/>
        <table:table-column table:style-name="co3" table:default-cell-style-name="ce15"/>
        <table:table-column table:style-name="co3" table:default-cell-style-name="Default"/>
        <table:table-column table:style-name="co20" table:default-cell-style-name="ce135"/>
        <table:table-column table:style-name="co3" table:default-cell-style-name="ce15"/>
        <table:table-column table:style-name="co3" table:default-cell-style-name="Default"/>
        <table:table-column table:style-name="co21" table:default-cell-style-name="ce135"/>
        <table:table-column table:style-name="co3" table:default-cell-style-name="ce15"/>
        <table:table-column table:style-name="co3" table:default-cell-style-name="Default"/>
        <table:table-column table:style-name="co22" table:default-cell-style-name="ce25"/>
        <table:table-column table:style-name="co3" table:default-cell-style-name="ce15"/>
        <table:table-column table:style-name="co3" table:default-cell-style-name="ce21"/>
        <table:table-column table:style-name="co8" table:default-cell-style-name="ce135"/>
        <table:table-column table:style-name="co3" table:default-cell-style-name="ce15"/>
        <table:table-column table:style-name="co3" table:default-cell-style-name="ce343"/>
        <table:table-row table:style-name="ro1">
          <table:table-cell table:style-name="ce15" office:value-type="string" calcext:value-type="string">
            <text:p>Samples/Sec.</text:p>
          </table:table-cell>
          <table:table-cell table:style-name="ce15" office:value-type="string" calcext:value-type="string">
            <text:p>Processing Time (ms)</text:p>
          </table:table-cell>
          <table:table-cell table:style-name="ce15" office:value-type="string" calcext:value-type="string">
            <text:p>Min Pods</text:p>
          </table:table-cell>
          <table:table-cell table:style-name="ce15" office:value-type="string" calcext:value-type="string">
            <text:p>Max Pods</text:p>
          </table:table-cell>
          <table:table-cell table:style-name="ce15" office:value-type="string" calcext:value-type="string">
            <text:p>Initial Pods</text:p>
          </table:table-cell>
          <table:table-cell table:style-name="ce15" office:value-type="string" calcext:value-type="string">
            <text:p>Scale CPU</text:p>
          </table:table-cell>
          <table:table-cell table:style-name="ce15" office:value-type="string" calcext:value-type="string">
            <text:p>Proportion of Trials Meeting SLA</text:p>
          </table:table-cell>
          <table:table-cell table:style-name="ce15" office:value-type="string" calcext:value-type="string">
            <text:p>Meets SLA?</text:p>
          </table:table-cell>
          <table:table-cell table:style-name="ce15" office:value-type="string" calcext:value-type="string">
            <text:p>model-2-01-nginx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model-2-01B-nginx-multiple-slos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model-2-01C-nginx-discard-remainder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model-2-01D-nginx-without-load-shape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model-2-01E2-with-prime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model-2-01Z-nginx-final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6" table:formula="of:=[.$H2]=INT([.I2])" office:value-type="boolean" office:boolean-value="false" calcext:value-type="boolean">
            <text:p>FALSE</text:p>
          </table:table-cell>
          <table:table-cell office:value-type="float" office:value="5.928" calcext:value-type="float">
            <text:p>5.928</text:p>
          </table:table-cell>
          <table:table-cell office:value-type="string" calcext:value-type="string">
            <text:p>false</text:p>
          </table:table-cell>
          <table:table-cell table:style-name="ce165" table:formula="of:=[.$H2]=INT([.L2])" office:value-type="boolean" office:boolean-value="false" calcext:value-type="boolean">
            <text:p>FALSE</text:p>
          </table:table-cell>
          <table:table-cell office:value-type="float" office:value="0.438" calcext:value-type="float">
            <text:p>0.438</text:p>
          </table:table-cell>
          <table:table-cell office:value-type="string" calcext:value-type="string">
            <text:p>false</text:p>
          </table:table-cell>
          <table:table-cell table:style-name="ce193" table:formula="of:=[.$H2]=INT([.O2])" office:value-type="boolean" office:boolean-value="false" calcext:value-type="boolean">
            <text:p>FALSE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false</text:p>
          </table:table-cell>
          <table:table-cell table:style-name="ce221" table:formula="of:=[.$H2]=INT([.R2])" office:value-type="boolean" office:boolean-value="false" calcext:value-type="boolean">
            <text:p>FALSE</text:p>
          </table:table-cell>
          <table:table-cell office:value-type="float" office:value="2.267" calcext:value-type="float">
            <text:p>2.267</text:p>
          </table:table-cell>
          <table:table-cell office:value-type="boolean" office:boolean-value="false" calcext:value-type="boolean">
            <text:p>FALSE</text:p>
          </table:table-cell>
          <table:table-cell table:style-name="ce262" table:formula="of:=[.$H2]=INT([.U2])" office:value-type="boolean" office:boolean-value="false" calcext:value-type="boolean">
            <text:p>FALSE</text:p>
          </table:table-cell>
          <table:table-cell office:value-type="float" office:value="23.824" calcext:value-type="float">
            <text:p>24</text:p>
          </table:table-cell>
          <table:table-cell office:value-type="string" calcext:value-type="string">
            <text:p>false</text:p>
          </table:table-cell>
          <table:table-cell table:style-name="ce315" table:formula="of:=[.$H2]=INT([.X2])" office:value-type="boolean" office:boolean-value="false" calcext:value-type="boolean">
            <text:p>FALSE</text:p>
          </table:table-cell>
          <table:table-cell office:value-type="float" office:value="0.346" calcext:value-type="float">
            <text:p>0.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7" table:formula="of:=[.$H3]=INT([.I3])" office:value-type="boolean" office:boolean-value="false" calcext:value-type="boolean">
            <text:p>FALSE</text:p>
          </table:table-cell>
          <table:table-cell office:value-type="float" office:value="3.061" calcext:value-type="float">
            <text:p>3.061</text:p>
          </table:table-cell>
          <table:table-cell office:value-type="string" calcext:value-type="string">
            <text:p>false</text:p>
          </table:table-cell>
          <table:table-cell table:style-name="ce166" table:formula="of:=[.$H3]=INT([.L3])" office:value-type="boolean" office:boolean-value="false" calcext:value-type="boolean">
            <text:p>FALSE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false</text:p>
          </table:table-cell>
          <table:table-cell table:style-name="ce194" table:formula="of:=[.$H3]=INT([.O3])" office:value-type="boolean" office:boolean-value="false" calcext:value-type="boolean">
            <text:p>FALSE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false</text:p>
          </table:table-cell>
          <table:table-cell table:style-name="ce222" table:formula="of:=[.$H3]=INT([.R3])" office:value-type="boolean" office:boolean-value="false" calcext:value-type="boolean">
            <text:p>FALSE</text:p>
          </table:table-cell>
          <table:table-cell office:value-type="float" office:value="2.377" calcext:value-type="float">
            <text:p>2.377</text:p>
          </table:table-cell>
          <table:table-cell office:value-type="boolean" office:boolean-value="false" calcext:value-type="boolean">
            <text:p>FALSE</text:p>
          </table:table-cell>
          <table:table-cell table:style-name="ce263" table:formula="of:=[.$H3]=INT([.U3])" office:value-type="boolean" office:boolean-value="false" calcext:value-type="boolean">
            <text:p>FALSE</text:p>
          </table:table-cell>
          <table:table-cell office:value-type="float" office:value="51.515" calcext:value-type="float">
            <text:p>52</text:p>
          </table:table-cell>
          <table:table-cell office:value-type="string" calcext:value-type="string">
            <text:p>false</text:p>
          </table:table-cell>
          <table:table-cell table:style-name="ce316" table:formula="of:=[.$H3]=INT([.X3])" office:value-type="boolean" office:boolean-value="false" calcext:value-type="boolean">
            <text:p>FALSE</text:p>
          </table:table-cell>
          <table:table-cell office:value-type="float" office:value="0.429" calcext:value-type="float">
            <text:p>0.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34" table:formula="of:=IF([.G4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38" table:formula="of:=[.$H4]=INT([.I4])" office:value-type="boolean" office:boolean-value="true" calcext:value-type="boolean">
            <text:p>TRUE</text:p>
          </table:table-cell>
          <table:table-cell office:value-type="float" office:value="2.106" calcext:value-type="float">
            <text:p>2.106</text:p>
          </table:table-cell>
          <table:table-cell office:value-type="string" calcext:value-type="string">
            <text:p>false</text:p>
          </table:table-cell>
          <table:table-cell table:style-name="ce167" table:formula="of:=[.$H4]=INT([.L4])" office:value-type="boolean" office:boolean-value="true" calcext:value-type="boolean">
            <text:p>TRUE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false</text:p>
          </table:table-cell>
          <table:table-cell table:style-name="ce195" table:formula="of:=[.$H4]=INT([.O4])" office:value-type="boolean" office:boolean-value="true" calcext:value-type="boolean">
            <text:p>TRUE</text:p>
          </table:table-cell>
          <table:table-cell office:value-type="float" office:value="0.592" calcext:value-type="float">
            <text:p>0.592</text:p>
          </table:table-cell>
          <table:table-cell office:value-type="string" calcext:value-type="string">
            <text:p>false</text:p>
          </table:table-cell>
          <table:table-cell table:style-name="ce223" table:formula="of:=[.$H4]=INT([.R4])" office:value-type="boolean" office:boolean-value="true" calcext:value-type="boolean">
            <text:p>TRUE</text:p>
          </table:table-cell>
          <table:table-cell office:value-type="float" office:value="2.619" calcext:value-type="float">
            <text:p>2.619</text:p>
          </table:table-cell>
          <table:table-cell office:value-type="boolean" office:boolean-value="false" calcext:value-type="boolean">
            <text:p>FALSE</text:p>
          </table:table-cell>
          <table:table-cell table:style-name="ce264" table:formula="of:=[.$H4]=INT([.U4])" office:value-type="boolean" office:boolean-value="true" calcext:value-type="boolean">
            <text:p>TRUE</text:p>
          </table:table-cell>
          <table:table-cell office:value-type="float" office:value="83.309" calcext:value-type="float">
            <text:p>83</text:p>
          </table:table-cell>
          <table:table-cell office:value-type="string" calcext:value-type="string">
            <text:p>false</text:p>
          </table:table-cell>
          <table:table-cell table:style-name="ce317" table:formula="of:=[.$H4]=INT([.X4])" office:value-type="boolean" office:boolean-value="true" calcext:value-type="boolean">
            <text:p>TRUE</text:p>
          </table:table-cell>
          <table:table-cell office:value-type="float" office:value="0.517" calcext:value-type="float">
            <text:p>0.5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34" table:formula="of:=IF([.G5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39" table:formula="of:=[.$H5]=INT([.I5])" office:value-type="boolean" office:boolean-value="true" calcext:value-type="boolean">
            <text:p>TRUE</text:p>
          </table:table-cell>
          <table:table-cell office:value-type="float" office:value="1.352" calcext:value-type="float">
            <text:p>1.352</text:p>
          </table:table-cell>
          <table:table-cell office:value-type="string" calcext:value-type="string">
            <text:p>false</text:p>
          </table:table-cell>
          <table:table-cell table:style-name="ce168" table:formula="of:=[.$H5]=INT([.L5])" office:value-type="boolean" office:boolean-value="true" calcext:value-type="boolean">
            <text:p>TRUE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false</text:p>
          </table:table-cell>
          <table:table-cell table:style-name="ce196" table:formula="of:=[.$H5]=INT([.O5])" office:value-type="boolean" office:boolean-value="true" calcext:value-type="boolean">
            <text:p>TRUE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false</text:p>
          </table:table-cell>
          <table:table-cell table:style-name="ce224" table:formula="of:=[.$H5]=INT([.R5])" office:value-type="boolean" office:boolean-value="true" calcext:value-type="boolean">
            <text:p>TRUE</text:p>
          </table:table-cell>
          <table:table-cell office:value-type="float" office:value="2.509" calcext:value-type="float">
            <text:p>2.509</text:p>
          </table:table-cell>
          <table:table-cell office:value-type="boolean" office:boolean-value="false" calcext:value-type="boolean">
            <text:p>FALSE</text:p>
          </table:table-cell>
          <table:table-cell table:style-name="ce265" table:formula="of:=[.$H5]=INT([.U5])" office:value-type="boolean" office:boolean-value="true" calcext:value-type="boolean">
            <text:p>TRUE</text:p>
          </table:table-cell>
          <table:table-cell office:value-type="float" office:value="124.914" calcext:value-type="float">
            <text:p>125</text:p>
          </table:table-cell>
          <table:table-cell office:value-type="string" calcext:value-type="string">
            <text:p>false</text:p>
          </table:table-cell>
          <table:table-cell table:style-name="ce318" table:formula="of:=[.$H5]=INT([.X5])" office:value-type="boolean" office:boolean-value="true" calcext:value-type="boolean">
            <text:p>TRUE</text:p>
          </table:table-cell>
          <table:table-cell office:value-type="float" office:value="0.621" calcext:value-type="float">
            <text:p>0.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0" table:formula="of:=[.$H6]=INT([.I6])" office:value-type="boolean" office:boolean-value="false" calcext:value-type="boolean">
            <text:p>FALSE</text:p>
          </table:table-cell>
          <table:table-cell office:value-type="float" office:value="5.33" calcext:value-type="float">
            <text:p>5.33</text:p>
          </table:table-cell>
          <table:table-cell office:value-type="string" calcext:value-type="string">
            <text:p>false</text:p>
          </table:table-cell>
          <table:table-cell table:style-name="ce169" table:formula="of:=[.$H6]=INT([.L6])" office:value-type="boolean" office:boolean-value="false" calcext:value-type="boolean">
            <text:p>FALSE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false</text:p>
          </table:table-cell>
          <table:table-cell table:style-name="ce197" table:formula="of:=[.$H6]=INT([.O6])" office:value-type="boolean" office:boolean-value="false" calcext:value-type="boolean">
            <text:p>FALSE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false</text:p>
          </table:table-cell>
          <table:table-cell table:style-name="ce225" table:formula="of:=[.$H6]=INT([.R6])" office:value-type="boolean" office:boolean-value="false" calcext:value-type="boolean">
            <text:p>FALSE</text:p>
          </table:table-cell>
          <table:table-cell office:value-type="float" office:value="6.674" calcext:value-type="float">
            <text:p>6.674</text:p>
          </table:table-cell>
          <table:table-cell office:value-type="boolean" office:boolean-value="false" calcext:value-type="boolean">
            <text:p>FALSE</text:p>
          </table:table-cell>
          <table:table-cell table:style-name="ce266" table:formula="of:=[.$H6]=INT([.U6])" office:value-type="boolean" office:boolean-value="false" calcext:value-type="boolean">
            <text:p>FALSE</text:p>
          </table:table-cell>
          <table:table-cell office:value-type="float" office:value="52.992" calcext:value-type="float">
            <text:p>53</text:p>
          </table:table-cell>
          <table:table-cell office:value-type="string" calcext:value-type="string">
            <text:p>false</text:p>
          </table:table-cell>
          <table:table-cell table:style-name="ce319" table:formula="of:=[.$H6]=INT([.X6])" office:value-type="boolean" office:boolean-value="false" calcext:value-type="boolean">
            <text:p>FALSE</text:p>
          </table:table-cell>
          <table:table-cell office:value-type="float" office:value="0.483" calcext:value-type="float">
            <text:p>0.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1" table:formula="of:=[.$H7]=INT([.I7])" office:value-type="boolean" office:boolean-value="false" calcext:value-type="boolean">
            <text:p>FALSE</text:p>
          </table:table-cell>
          <table:table-cell office:value-type="float" office:value="4.673" calcext:value-type="float">
            <text:p>4.673</text:p>
          </table:table-cell>
          <table:table-cell office:value-type="string" calcext:value-type="string">
            <text:p>false</text:p>
          </table:table-cell>
          <table:table-cell table:style-name="ce170" table:formula="of:=[.$H7]=INT([.L7])" office:value-type="boolean" office:boolean-value="false" calcext:value-type="boolean">
            <text:p>FALSE</text:p>
          </table:table-cell>
          <table:table-cell office:value-type="float" office:value="0.353" calcext:value-type="float">
            <text:p>0.353</text:p>
          </table:table-cell>
          <table:table-cell office:value-type="string" calcext:value-type="string">
            <text:p>false</text:p>
          </table:table-cell>
          <table:table-cell table:style-name="ce198" table:formula="of:=[.$H7]=INT([.O7])" office:value-type="boolean" office:boolean-value="false" calcext:value-type="boolean">
            <text:p>FALSE</text:p>
          </table:table-cell>
          <table:table-cell office:value-type="float" office:value="1.103" calcext:value-type="float">
            <text:p>1.103</text:p>
          </table:table-cell>
          <table:table-cell office:value-type="string" calcext:value-type="string">
            <text:p>false</text:p>
          </table:table-cell>
          <table:table-cell table:style-name="ce226" table:formula="of:=[.$H7]=INT([.R7])" office:value-type="boolean" office:boolean-value="false" calcext:value-type="boolean">
            <text:p>FALSE</text:p>
          </table:table-cell>
          <table:table-cell office:value-type="float" office:value="8.338" calcext:value-type="float">
            <text:p>8.338</text:p>
          </table:table-cell>
          <table:table-cell office:value-type="boolean" office:boolean-value="false" calcext:value-type="boolean">
            <text:p>FALSE</text:p>
          </table:table-cell>
          <table:table-cell table:style-name="ce267" table:formula="of:=[.$H7]=INT([.U7])" office:value-type="boolean" office:boolean-value="false" calcext:value-type="boolean">
            <text:p>FALSE</text:p>
          </table:table-cell>
          <table:table-cell office:value-type="float" office:value="111.972" calcext:value-type="float">
            <text:p>112</text:p>
          </table:table-cell>
          <table:table-cell office:value-type="string" calcext:value-type="string">
            <text:p>false</text:p>
          </table:table-cell>
          <table:table-cell table:style-name="ce320" table:formula="of:=[.$H7]=INT([.X7])" office:value-type="boolean" office:boolean-value="false" calcext:value-type="boolean">
            <text:p>FALSE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2" table:formula="of:=[.$H8]=INT([.I8])" office:value-type="boolean" office:boolean-value="false" calcext:value-type="boolean">
            <text:p>FALSE</text:p>
          </table:table-cell>
          <table:table-cell office:value-type="float" office:value="1.904" calcext:value-type="float">
            <text:p>1.904</text:p>
          </table:table-cell>
          <table:table-cell office:value-type="string" calcext:value-type="string">
            <text:p>false</text:p>
          </table:table-cell>
          <table:table-cell table:style-name="ce171" table:formula="of:=[.$H8]=INT([.L8])" office:value-type="boolean" office:boolean-value="false" calcext:value-type="boolean">
            <text:p>FALSE</text:p>
          </table:table-cell>
          <table:table-cell office:value-type="float" office:value="0.421" calcext:value-type="float">
            <text:p>0.421</text:p>
          </table:table-cell>
          <table:table-cell office:value-type="string" calcext:value-type="string">
            <text:p>false</text:p>
          </table:table-cell>
          <table:table-cell table:style-name="ce199" table:formula="of:=[.$H8]=INT([.O8])" office:value-type="boolean" office:boolean-value="false" calcext:value-type="boolean">
            <text:p>FALSE</text:p>
          </table:table-cell>
          <table:table-cell office:value-type="float" office:value="1.103" calcext:value-type="float">
            <text:p>1.103</text:p>
          </table:table-cell>
          <table:table-cell office:value-type="string" calcext:value-type="string">
            <text:p>false</text:p>
          </table:table-cell>
          <table:table-cell table:style-name="ce227" table:formula="of:=[.$H8]=INT([.R8])" office:value-type="boolean" office:boolean-value="false" calcext:value-type="boolean">
            <text:p>FALSE</text:p>
          </table:table-cell>
          <table:table-cell office:value-type="float" office:value="6.684" calcext:value-type="float">
            <text:p>6.684</text:p>
          </table:table-cell>
          <table:table-cell office:value-type="boolean" office:boolean-value="false" calcext:value-type="boolean">
            <text:p>FALSE</text:p>
          </table:table-cell>
          <table:table-cell table:style-name="ce268" table:formula="of:=[.$H8]=INT([.U8])" office:value-type="boolean" office:boolean-value="false" calcext:value-type="boolean">
            <text:p>FALSE</text:p>
          </table:table-cell>
          <table:table-cell office:value-type="float" office:value="180.395" calcext:value-type="float">
            <text:p>180</text:p>
          </table:table-cell>
          <table:table-cell office:value-type="string" calcext:value-type="string">
            <text:p>false</text:p>
          </table:table-cell>
          <table:table-cell table:style-name="ce321" table:formula="of:=[.$H8]=INT([.X8])" office:value-type="boolean" office:boolean-value="false" calcext:value-type="boolean">
            <text:p>FALSE</text:p>
          </table:table-cell>
          <table:table-cell office:value-type="float" office:value="0.819" calcext:value-type="float">
            <text:p>0.8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style-name="ce134" table:formula="of:=IF([.G9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43" table:formula="of:=[.$H9]=INT([.I9])" office:value-type="boolean" office:boolean-value="true" calcext:value-type="boolean">
            <text:p>TRUE</text:p>
          </table:table-cell>
          <table:table-cell office:value-type="float" office:value="1.959" calcext:value-type="float">
            <text:p>1.959</text:p>
          </table:table-cell>
          <table:table-cell office:value-type="string" calcext:value-type="string">
            <text:p>false</text:p>
          </table:table-cell>
          <table:table-cell table:style-name="ce172" table:formula="of:=[.$H9]=INT([.L9])" office:value-type="boolean" office:boolean-value="true" calcext:value-type="boolean">
            <text:p>TRUE</text:p>
          </table:table-cell>
          <table:table-cell office:value-type="float" office:value="0.497" calcext:value-type="float">
            <text:p>0.497</text:p>
          </table:table-cell>
          <table:table-cell office:value-type="string" calcext:value-type="string">
            <text:p>false</text:p>
          </table:table-cell>
          <table:table-cell table:style-name="ce200" table:formula="of:=[.$H9]=INT([.O9])" office:value-type="boolean" office:boolean-value="true" calcext:value-type="boolean">
            <text:p>TRUE</text:p>
          </table:table-cell>
          <table:table-cell office:value-type="float" office:value="1.083" calcext:value-type="float">
            <text:p>1.083</text:p>
          </table:table-cell>
          <table:table-cell office:value-type="string" calcext:value-type="string">
            <text:p>false</text:p>
          </table:table-cell>
          <table:table-cell table:style-name="ce228" table:formula="of:=[.$H9]=INT([.R9])" office:value-type="boolean" office:boolean-value="true" calcext:value-type="boolean">
            <text:p>TRUE</text:p>
          </table:table-cell>
          <table:table-cell office:value-type="float" office:value="3.065" calcext:value-type="float">
            <text:p>3.065</text:p>
          </table:table-cell>
          <table:table-cell office:value-type="boolean" office:boolean-value="false" calcext:value-type="boolean">
            <text:p>FALSE</text:p>
          </table:table-cell>
          <table:table-cell table:style-name="ce269" table:formula="of:=[.$H9]=INT([.U9])" office:value-type="boolean" office:boolean-value="true" calcext:value-type="boolean">
            <text:p>TRUE</text:p>
          </table:table-cell>
          <table:table-cell office:value-type="float" office:value="285.968" calcext:value-type="float">
            <text:p>286</text:p>
          </table:table-cell>
          <table:table-cell office:value-type="string" calcext:value-type="string">
            <text:p>false</text:p>
          </table:table-cell>
          <table:table-cell table:style-name="ce322" table:formula="of:=[.$H9]=INT([.X9])" office:value-type="boolean" office:boolean-value="true" calcext:value-type="boolean">
            <text:p>TRUE</text:p>
          </table:table-cell>
          <table:table-cell office:value-type="float" office:value="0.994" calcext:value-type="float">
            <text:p>0.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4" table:formula="of:=[.$H10]=INT([.I10])" office:value-type="boolean" office:boolean-value="false" calcext:value-type="boolean">
            <text:p>FALSE</text:p>
          </table:table-cell>
          <table:table-cell office:value-type="float" office:value="13.006" calcext:value-type="float">
            <text:p>13.006</text:p>
          </table:table-cell>
          <table:table-cell office:value-type="string" calcext:value-type="string">
            <text:p>false</text:p>
          </table:table-cell>
          <table:table-cell table:style-name="ce173" table:formula="of:=[.$H10]=INT([.L10])" office:value-type="boolean" office:boolean-value="false" calcext:value-type="boolean">
            <text:p>FALSE</text:p>
          </table:table-cell>
          <table:table-cell office:value-type="float" office:value="0.363" calcext:value-type="float">
            <text:p>0.363</text:p>
          </table:table-cell>
          <table:table-cell office:value-type="string" calcext:value-type="string">
            <text:p>false</text:p>
          </table:table-cell>
          <table:table-cell table:style-name="ce201" table:formula="of:=[.$H10]=INT([.O10])" office:value-type="boolean" office:boolean-value="false" calcext:value-type="boolean">
            <text:p>FALSE</text:p>
          </table:table-cell>
          <table:table-cell office:value-type="float" office:value="1.776" calcext:value-type="float">
            <text:p>1.776</text:p>
          </table:table-cell>
          <table:table-cell office:value-type="string" calcext:value-type="string">
            <text:p>false</text:p>
          </table:table-cell>
          <table:table-cell table:style-name="ce229" table:formula="of:=[.$H10]=INT([.R10])" office:value-type="boolean" office:boolean-value="false" calcext:value-type="boolean">
            <text:p>FALSE</text:p>
          </table:table-cell>
          <table:table-cell office:value-type="float" office:value="64.027" calcext:value-type="float">
            <text:p>64.027</text:p>
          </table:table-cell>
          <table:table-cell office:value-type="boolean" office:boolean-value="false" calcext:value-type="boolean">
            <text:p>FALSE</text:p>
          </table:table-cell>
          <table:table-cell table:style-name="ce270" table:formula="of:=[.$H10]=INT([.U10])" office:value-type="boolean" office:boolean-value="false" calcext:value-type="boolean">
            <text:p>FALSE</text:p>
          </table:table-cell>
          <table:table-cell office:value-type="float" office:value="90.72" calcext:value-type="float">
            <text:p>91</text:p>
          </table:table-cell>
          <table:table-cell office:value-type="string" calcext:value-type="string">
            <text:p>false</text:p>
          </table:table-cell>
          <table:table-cell table:style-name="ce323" table:formula="of:=[.$H10]=INT([.X10])" office:value-type="boolean" office:boolean-value="false" calcext:value-type="boolean">
            <text:p>FALSE</text:p>
          </table:table-cell>
          <table:table-cell office:value-type="float" office:value="0.639" calcext:value-type="float">
            <text:p>0.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5" table:formula="of:=[.$H11]=INT([.I11])" office:value-type="boolean" office:boolean-value="false" calcext:value-type="boolean">
            <text:p>FALSE</text:p>
          </table:table-cell>
          <table:table-cell office:value-type="float" office:value="13.706" calcext:value-type="float">
            <text:p>13.706</text:p>
          </table:table-cell>
          <table:table-cell office:value-type="string" calcext:value-type="string">
            <text:p>false</text:p>
          </table:table-cell>
          <table:table-cell table:style-name="ce174" table:formula="of:=[.$H11]=INT([.L11])" office:value-type="boolean" office:boolean-value="false" calcext:value-type="boolean">
            <text:p>FALSE</text:p>
          </table:table-cell>
          <table:table-cell office:value-type="float" office:value="0.406" calcext:value-type="float">
            <text:p>0.406</text:p>
          </table:table-cell>
          <table:table-cell office:value-type="string" calcext:value-type="string">
            <text:p>false</text:p>
          </table:table-cell>
          <table:table-cell table:style-name="ce202" table:formula="of:=[.$H11]=INT([.O11])" office:value-type="boolean" office:boolean-value="false" calcext:value-type="boolean">
            <text:p>FALSE</text:p>
          </table:table-cell>
          <table:table-cell office:value-type="float" office:value="1.762" calcext:value-type="float">
            <text:p>1.762</text:p>
          </table:table-cell>
          <table:table-cell office:value-type="string" calcext:value-type="string">
            <text:p>false</text:p>
          </table:table-cell>
          <table:table-cell table:style-name="ce230" table:formula="of:=[.$H11]=INT([.R11])" office:value-type="boolean" office:boolean-value="false" calcext:value-type="boolean">
            <text:p>FALSE</text:p>
          </table:table-cell>
          <table:table-cell office:value-type="float" office:value="42.559" calcext:value-type="float">
            <text:p>42.559</text:p>
          </table:table-cell>
          <table:table-cell office:value-type="boolean" office:boolean-value="false" calcext:value-type="boolean">
            <text:p>FALSE</text:p>
          </table:table-cell>
          <table:table-cell table:style-name="ce271" table:formula="of:=[.$H11]=INT([.U11])" office:value-type="boolean" office:boolean-value="false" calcext:value-type="boolean">
            <text:p>FALSE</text:p>
          </table:table-cell>
          <table:table-cell office:value-type="float" office:value="200.779" calcext:value-type="float">
            <text:p>201</text:p>
          </table:table-cell>
          <table:table-cell office:value-type="string" calcext:value-type="string">
            <text:p>false</text:p>
          </table:table-cell>
          <table:table-cell table:style-name="ce324" table:formula="of:=[.$H11]=INT([.X11])" office:value-type="boolean" office:boolean-value="false" calcext:value-type="boolean">
            <text:p>FALSE</text:p>
          </table:table-cell>
          <table:table-cell office:value-type="float" office:value="1.031" calcext:value-type="float">
            <text:p>1.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6" table:formula="of:=[.$H12]=INT([.I12])" office:value-type="boolean" office:boolean-value="false" calcext:value-type="boolean">
            <text:p>FALSE</text:p>
          </table:table-cell>
          <table:table-cell office:value-type="float" office:value="9.806" calcext:value-type="float">
            <text:p>9.806</text:p>
          </table:table-cell>
          <table:table-cell office:value-type="string" calcext:value-type="string">
            <text:p>false</text:p>
          </table:table-cell>
          <table:table-cell table:style-name="ce175" table:formula="of:=[.$H12]=INT([.L12])" office:value-type="boolean" office:boolean-value="false" calcext:value-type="boolean">
            <text:p>FALSE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false</text:p>
          </table:table-cell>
          <table:table-cell table:style-name="ce203" table:formula="of:=[.$H12]=INT([.O12])" office:value-type="boolean" office:boolean-value="false" calcext:value-type="boolean">
            <text:p>FALSE</text:p>
          </table:table-cell>
          <table:table-cell office:value-type="float" office:value="1.746" calcext:value-type="float">
            <text:p>1.746</text:p>
          </table:table-cell>
          <table:table-cell office:value-type="string" calcext:value-type="string">
            <text:p>false</text:p>
          </table:table-cell>
          <table:table-cell table:style-name="ce231" table:formula="of:=[.$H12]=INT([.R12])" office:value-type="boolean" office:boolean-value="false" calcext:value-type="boolean">
            <text:p>FALSE</text:p>
          </table:table-cell>
          <table:table-cell office:value-type="float" office:value="30.303" calcext:value-type="float">
            <text:p>30.303</text:p>
          </table:table-cell>
          <table:table-cell office:value-type="boolean" office:boolean-value="false" calcext:value-type="boolean">
            <text:p>FALSE</text:p>
          </table:table-cell>
          <table:table-cell table:style-name="ce272" table:formula="of:=[.$H12]=INT([.U12])" office:value-type="boolean" office:boolean-value="false" calcext:value-type="boolean">
            <text:p>FALSE</text:p>
          </table:table-cell>
          <table:table-cell office:value-type="float" office:value="326.131" calcext:value-type="float">
            <text:p>326</text:p>
          </table:table-cell>
          <table:table-cell office:value-type="string" calcext:value-type="string">
            <text:p>false</text:p>
          </table:table-cell>
          <table:table-cell table:style-name="ce325" table:formula="of:=[.$H12]=INT([.X12])" office:value-type="boolean" office:boolean-value="false" calcext:value-type="boolean">
            <text:p>FALSE</text:p>
          </table:table-cell>
          <table:table-cell office:value-type="float" office:value="1.447" calcext:value-type="float">
            <text:p>1.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7" table:formula="of:=[.$H13]=INT([.I13])" office:value-type="boolean" office:boolean-value="false" calcext:value-type="boolean">
            <text:p>FALSE</text:p>
          </table:table-cell>
          <table:table-cell office:value-type="float" office:value="4.639" calcext:value-type="float">
            <text:p>4.639</text:p>
          </table:table-cell>
          <table:table-cell office:value-type="string" calcext:value-type="string">
            <text:p>false</text:p>
          </table:table-cell>
          <table:table-cell table:style-name="ce176" table:formula="of:=[.$H13]=INT([.L13])" office:value-type="boolean" office:boolean-value="false" calcext:value-type="boolean">
            <text:p>FALSE</text:p>
          </table:table-cell>
          <table:table-cell office:value-type="float" office:value="0.554" calcext:value-type="float">
            <text:p>0.554</text:p>
          </table:table-cell>
          <table:table-cell office:value-type="string" calcext:value-type="string">
            <text:p>false</text:p>
          </table:table-cell>
          <table:table-cell table:style-name="ce204" table:formula="of:=[.$H13]=INT([.O13])" office:value-type="boolean" office:boolean-value="false" calcext:value-type="boolean">
            <text:p>FALSE</text:p>
          </table:table-cell>
          <table:table-cell office:value-type="float" office:value="1.776" calcext:value-type="float">
            <text:p>1.776</text:p>
          </table:table-cell>
          <table:table-cell office:value-type="string" calcext:value-type="string">
            <text:p>false</text:p>
          </table:table-cell>
          <table:table-cell table:style-name="ce232" table:formula="of:=[.$H13]=INT([.R13])" office:value-type="boolean" office:boolean-value="false" calcext:value-type="boolean">
            <text:p>FALSE</text:p>
          </table:table-cell>
          <table:table-cell office:value-type="float" office:value="61.951" calcext:value-type="float">
            <text:p>61.951</text:p>
          </table:table-cell>
          <table:table-cell office:value-type="boolean" office:boolean-value="false" calcext:value-type="boolean">
            <text:p>FALSE</text:p>
          </table:table-cell>
          <table:table-cell table:style-name="ce273" table:formula="of:=[.$H13]=INT([.U13])" office:value-type="boolean" office:boolean-value="false" calcext:value-type="boolean">
            <text:p>FALSE</text:p>
          </table:table-cell>
          <table:table-cell office:value-type="float" office:value="524.347" calcext:value-type="float">
            <text:p>524</text:p>
          </table:table-cell>
          <table:table-cell office:value-type="string" calcext:value-type="string">
            <text:p>false</text:p>
          </table:table-cell>
          <table:table-cell table:style-name="ce326" table:formula="of:=[.$H13]=INT([.X13])" office:value-type="boolean" office:boolean-value="false" calcext:value-type="boolean">
            <text:p>FALSE</text:p>
          </table:table-cell>
          <table:table-cell office:value-type="float" office:value="2.057" calcext:value-type="float">
            <text:p>2.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8" table:formula="of:=[.$H14]=INT([.I14])" office:value-type="boolean" office:boolean-value="false" calcext:value-type="boolean">
            <text:p>FALSE</text:p>
          </table:table-cell>
          <table:table-cell office:value-type="float" office:value="18.544" calcext:value-type="float">
            <text:p>18.544</text:p>
          </table:table-cell>
          <table:table-cell office:value-type="string" calcext:value-type="string">
            <text:p>false</text:p>
          </table:table-cell>
          <table:table-cell table:style-name="ce177" table:formula="of:=[.$H14]=INT([.L14])" office:value-type="boolean" office:boolean-value="false" calcext:value-type="boolean">
            <text:p>FALSE</text:p>
          </table:table-cell>
          <table:table-cell office:value-type="float" office:value="0.396" calcext:value-type="float">
            <text:p>0.396</text:p>
          </table:table-cell>
          <table:table-cell office:value-type="string" calcext:value-type="string">
            <text:p>false</text:p>
          </table:table-cell>
          <table:table-cell table:style-name="ce205" table:formula="of:=[.$H14]=INT([.O14])" office:value-type="boolean" office:boolean-value="false" calcext:value-type="boolean">
            <text:p>FALSE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false</text:p>
          </table:table-cell>
          <table:table-cell table:style-name="ce233" table:formula="of:=[.$H14]=INT([.R14])" office:value-type="boolean" office:boolean-value="false" calcext:value-type="boolean">
            <text:p>FALSE</text:p>
          </table:table-cell>
          <table:table-cell office:value-type="float" office:value="55.739" calcext:value-type="float">
            <text:p>55.739</text:p>
          </table:table-cell>
          <table:table-cell office:value-type="boolean" office:boolean-value="false" calcext:value-type="boolean">
            <text:p>FALSE</text:p>
          </table:table-cell>
          <table:table-cell table:style-name="ce274" table:formula="of:=[.$H14]=INT([.U14])" office:value-type="boolean" office:boolean-value="false" calcext:value-type="boolean">
            <text:p>FALSE</text:p>
          </table:table-cell>
          <table:table-cell office:value-type="float" office:value="130.558" calcext:value-type="float">
            <text:p>131</text:p>
          </table:table-cell>
          <table:table-cell office:value-type="string" calcext:value-type="string">
            <text:p>false</text:p>
          </table:table-cell>
          <table:table-cell table:style-name="ce327" table:formula="of:=[.$H14]=INT([.X14])" office:value-type="boolean" office:boolean-value="false" calcext:value-type="boolean">
            <text:p>FALSE</text:p>
          </table:table-cell>
          <table:table-cell office:value-type="float" office:value="1.268" calcext:value-type="float">
            <text:p>1.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9" table:formula="of:=[.$H15]=INT([.I15])" office:value-type="boolean" office:boolean-value="false" calcext:value-type="boolean">
            <text:p>FALSE</text:p>
          </table:table-cell>
          <table:table-cell office:value-type="float" office:value="19.352" calcext:value-type="float">
            <text:p>19.352</text:p>
          </table:table-cell>
          <table:table-cell office:value-type="string" calcext:value-type="string">
            <text:p>false</text:p>
          </table:table-cell>
          <table:table-cell table:style-name="ce178" table:formula="of:=[.$H15]=INT([.L15])" office:value-type="boolean" office:boolean-value="false" calcext:value-type="boolean">
            <text:p>FALSE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false</text:p>
          </table:table-cell>
          <table:table-cell table:style-name="ce206" table:formula="of:=[.$H15]=INT([.O15])" office:value-type="boolean" office:boolean-value="false" calcext:value-type="boolean">
            <text:p>FALSE</text:p>
          </table:table-cell>
          <table:table-cell office:value-type="float" office:value="2.498" calcext:value-type="float">
            <text:p>2.498</text:p>
          </table:table-cell>
          <table:table-cell office:value-type="string" calcext:value-type="string">
            <text:p>false</text:p>
          </table:table-cell>
          <table:table-cell table:style-name="ce234" table:formula="of:=[.$H15]=INT([.R15])" office:value-type="boolean" office:boolean-value="false" calcext:value-type="boolean">
            <text:p>FALSE</text:p>
          </table:table-cell>
          <table:table-cell office:value-type="float" office:value="48.377" calcext:value-type="float">
            <text:p>48.377</text:p>
          </table:table-cell>
          <table:table-cell office:value-type="boolean" office:boolean-value="false" calcext:value-type="boolean">
            <text:p>FALSE</text:p>
          </table:table-cell>
          <table:table-cell table:style-name="ce275" table:formula="of:=[.$H15]=INT([.U15])" office:value-type="boolean" office:boolean-value="false" calcext:value-type="boolean">
            <text:p>FALSE</text:p>
          </table:table-cell>
          <table:table-cell office:value-type="float" office:value="338.281" calcext:value-type="float">
            <text:p>338</text:p>
          </table:table-cell>
          <table:table-cell office:value-type="string" calcext:value-type="string">
            <text:p>false</text:p>
          </table:table-cell>
          <table:table-cell table:style-name="ce328" table:formula="of:=[.$H15]=INT([.X15])" office:value-type="boolean" office:boolean-value="false" calcext:value-type="boolean">
            <text:p>FALSE</text:p>
          </table:table-cell>
          <table:table-cell office:value-type="float" office:value="2.338" calcext:value-type="float">
            <text:p>2.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0" table:formula="of:=[.$H16]=INT([.I16])" office:value-type="boolean" office:boolean-value="false" calcext:value-type="boolean">
            <text:p>FALSE</text:p>
          </table:table-cell>
          <table:table-cell office:value-type="float" office:value="14.361" calcext:value-type="float">
            <text:p>14.361</text:p>
          </table:table-cell>
          <table:table-cell office:value-type="string" calcext:value-type="string">
            <text:p>false</text:p>
          </table:table-cell>
          <table:table-cell table:style-name="ce179" table:formula="of:=[.$H16]=INT([.L16])" office:value-type="boolean" office:boolean-value="false" calcext:value-type="boolean">
            <text:p>FALSE</text:p>
          </table:table-cell>
          <table:table-cell office:value-type="float" office:value="0.561" calcext:value-type="float">
            <text:p>0.561</text:p>
          </table:table-cell>
          <table:table-cell office:value-type="string" calcext:value-type="string">
            <text:p>false</text:p>
          </table:table-cell>
          <table:table-cell table:style-name="ce207" table:formula="of:=[.$H16]=INT([.O16])" office:value-type="boolean" office:boolean-value="false" calcext:value-type="boolean">
            <text:p>FALSE</text:p>
          </table:table-cell>
          <table:table-cell office:value-type="float" office:value="2.447" calcext:value-type="float">
            <text:p>2.447</text:p>
          </table:table-cell>
          <table:table-cell office:value-type="string" calcext:value-type="string">
            <text:p>false</text:p>
          </table:table-cell>
          <table:table-cell table:style-name="ce235" table:formula="of:=[.$H16]=INT([.R16])" office:value-type="boolean" office:boolean-value="false" calcext:value-type="boolean">
            <text:p>FALSE</text:p>
          </table:table-cell>
          <table:table-cell office:value-type="float" office:value="39.355" calcext:value-type="float">
            <text:p>39.355</text:p>
          </table:table-cell>
          <table:table-cell office:value-type="boolean" office:boolean-value="false" calcext:value-type="boolean">
            <text:p>FALSE</text:p>
          </table:table-cell>
          <table:table-cell table:style-name="ce276" table:formula="of:=[.$H16]=INT([.U16])" office:value-type="boolean" office:boolean-value="false" calcext:value-type="boolean">
            <text:p>FALSE</text:p>
          </table:table-cell>
          <table:table-cell office:value-type="float" office:value="571.742" calcext:value-type="float">
            <text:p>572</text:p>
          </table:table-cell>
          <table:table-cell office:value-type="string" calcext:value-type="string">
            <text:p>false</text:p>
          </table:table-cell>
          <table:table-cell table:style-name="ce329" table:formula="of:=[.$H16]=INT([.X16])" office:value-type="boolean" office:boolean-value="false" calcext:value-type="boolean">
            <text:p>FALSE</text:p>
          </table:table-cell>
          <table:table-cell office:value-type="float" office:value="4.399" calcext:value-type="float">
            <text:p>4.4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1" table:formula="of:=[.$H17]=INT([.I17])" office:value-type="boolean" office:boolean-value="false" calcext:value-type="boolean">
            <text:p>FALSE</text:p>
          </table:table-cell>
          <table:table-cell office:value-type="float" office:value="6.174" calcext:value-type="float">
            <text:p>6.174</text:p>
          </table:table-cell>
          <table:table-cell office:value-type="string" calcext:value-type="string">
            <text:p>false</text:p>
          </table:table-cell>
          <table:table-cell table:style-name="ce180" table:formula="of:=[.$H17]=INT([.L17])" office:value-type="boolean" office:boolean-value="false" calcext:value-type="boolean">
            <text:p>FALSE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false</text:p>
          </table:table-cell>
          <table:table-cell table:style-name="ce208" table:formula="of:=[.$H17]=INT([.O17])" office:value-type="boolean" office:boolean-value="false" calcext:value-type="boolean">
            <text:p>FALSE</text:p>
          </table:table-cell>
          <table:table-cell office:value-type="float" office:value="2.515" calcext:value-type="float">
            <text:p>2.515</text:p>
          </table:table-cell>
          <table:table-cell office:value-type="string" calcext:value-type="string">
            <text:p>false</text:p>
          </table:table-cell>
          <table:table-cell table:style-name="ce236" table:formula="of:=[.$H17]=INT([.R17])" office:value-type="boolean" office:boolean-value="false" calcext:value-type="boolean">
            <text:p>FALSE</text:p>
          </table:table-cell>
          <table:table-cell office:value-type="float" office:value="65.951" calcext:value-type="float">
            <text:p>65.951</text:p>
          </table:table-cell>
          <table:table-cell office:value-type="string" calcext:value-type="string">
            <text:p>-</text:p>
          </table:table-cell>
          <table:table-cell table:style-name="ce277" table:formula="of:=[.$H17]=INT([.U17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57.24mm" draw:caption-point-x="-6.1mm" draw:caption-point-y="15.1mm">
              <dc:date>2019-11-05T00:00:00</dc:date>
              <text:p text:style-name="P3"><text:span text:style-name="T2">OOM exception.</text:span></text:p>
            </office:annotation>
            <text:p>-</text:p>
          </table:table-cell>
          <table:table-cell office:value-type="string" calcext:value-type="string">
            <text:p>false</text:p>
          </table:table-cell>
          <table:table-cell table:style-name="ce330" table:formula="of:=[.$H17]=INT([.X17])" office:value-type="boolean" office:boolean-value="false" calcext:value-type="boolean">
            <text:p>FALSE</text:p>
          </table:table-cell>
          <table:table-cell office:value-type="float" office:value="7.531" calcext:value-type="float">
            <text:p>7.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34" table:formula="of:=IF([.G18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52" table:formula="of:=[.$H18]=INT([.I18])" office:value-type="boolean" office:boolean-value="true" calcext:value-type="boolean">
            <text:p>TRUE</text:p>
          </table:table-cell>
          <table:table-cell office:value-type="float" office:value="1.992" calcext:value-type="float">
            <text:p>1.992</text:p>
          </table:table-cell>
          <table:table-cell office:value-type="string" calcext:value-type="string">
            <text:p>false</text:p>
          </table:table-cell>
          <table:table-cell table:style-name="ce181" table:formula="of:=[.$H18]=INT([.L18])" office:value-type="boolean" office:boolean-value="true" calcext:value-type="boolean">
            <text:p>TRUE</text:p>
          </table:table-cell>
          <table:table-cell office:value-type="float" office:value="0.508" calcext:value-type="float">
            <text:p>0.508</text:p>
          </table:table-cell>
          <table:table-cell office:value-type="string" calcext:value-type="string">
            <text:p>false</text:p>
          </table:table-cell>
          <table:table-cell table:style-name="ce209" table:formula="of:=[.$H18]=INT([.O18])" office:value-type="boolean" office:boolean-value="true" calcext:value-type="boolean">
            <text:p>TRUE</text:p>
          </table:table-cell>
          <table:table-cell office:value-type="float" office:value="1.098" calcext:value-type="float">
            <text:p>1.098</text:p>
          </table:table-cell>
          <table:table-cell office:value-type="string" calcext:value-type="string">
            <text:p>false</text:p>
          </table:table-cell>
          <table:table-cell table:style-name="ce237" table:formula="of:=[.$H18]=INT([.R18])" office:value-type="boolean" office:boolean-value="true" calcext:value-type="boolean">
            <text:p>TRUE</text:p>
          </table:table-cell>
          <table:table-cell office:value-type="float" office:value="3.067" calcext:value-type="float">
            <text:p>3.067</text:p>
          </table:table-cell>
          <table:table-cell office:value-type="boolean" office:boolean-value="false" calcext:value-type="boolean">
            <text:p>FALSE</text:p>
          </table:table-cell>
          <table:table-cell table:style-name="ce278" table:formula="of:=[.$H18]=INT([.U18])" office:value-type="boolean" office:boolean-value="true" calcext:value-type="boolean">
            <text:p>TRUE</text:p>
          </table:table-cell>
          <table:table-cell office:value-type="float" office:value="285.426" calcext:value-type="float">
            <text:p>285</text:p>
          </table:table-cell>
          <table:table-cell office:value-type="string" calcext:value-type="string">
            <text:p>false</text:p>
          </table:table-cell>
          <table:table-cell table:style-name="ce331" table:formula="of:=[.$H18]=INT([.X18])" office:value-type="boolean" office:boolean-value="true" calcext:value-type="boolean">
            <text:p>TRUE</text:p>
          </table:table-cell>
          <table:table-cell office:value-type="float" office:value="1.038" calcext:value-type="float">
            <text:p>1.0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19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3" table:formula="of:=[.$H19]=INT([.I19])" office:value-type="boolean" office:boolean-value="false" calcext:value-type="boolean">
            <text:p>FALSE</text:p>
          </table:table-cell>
          <table:table-cell office:value-type="float" office:value="4.563" calcext:value-type="float">
            <text:p>4.563</text:p>
          </table:table-cell>
          <table:table-cell office:value-type="string" calcext:value-type="string">
            <text:p>false</text:p>
          </table:table-cell>
          <table:table-cell table:style-name="ce182" table:formula="of:=[.$H19]=INT([.L19])" office:value-type="boolean" office:boolean-value="false" calcext:value-type="boolean">
            <text:p>FALSE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false</text:p>
          </table:table-cell>
          <table:table-cell table:style-name="ce210" table:formula="of:=[.$H19]=INT([.O19])" office:value-type="boolean" office:boolean-value="false" calcext:value-type="boolean">
            <text:p>FALSE</text:p>
          </table:table-cell>
          <table:table-cell office:value-type="float" office:value="1.771" calcext:value-type="float">
            <text:p>1.771</text:p>
          </table:table-cell>
          <table:table-cell office:value-type="string" calcext:value-type="string">
            <text:p>false</text:p>
          </table:table-cell>
          <table:table-cell table:style-name="ce238" table:formula="of:=[.$H19]=INT([.R19])" office:value-type="boolean" office:boolean-value="false" calcext:value-type="boolean">
            <text:p>FALSE</text:p>
          </table:table-cell>
          <table:table-cell office:value-type="float" office:value="1189.44" calcext:value-type="float">
            <text:p>1189.44</text:p>
          </table:table-cell>
          <table:table-cell office:value-type="boolean" office:boolean-value="false" calcext:value-type="boolean">
            <text:p>FALSE</text:p>
          </table:table-cell>
          <table:table-cell table:style-name="ce279" table:formula="of:=[.$H19]=INT([.U19])" office:value-type="boolean" office:boolean-value="false" calcext:value-type="boolean">
            <text:p>FALSE</text:p>
          </table:table-cell>
          <table:table-cell office:value-type="float" office:value="528.965" calcext:value-type="float">
            <text:p>529</text:p>
          </table:table-cell>
          <table:table-cell office:value-type="string" calcext:value-type="string">
            <text:p>false</text:p>
          </table:table-cell>
          <table:table-cell table:style-name="ce332" table:formula="of:=[.$H19]=INT([.X19])" office:value-type="boolean" office:boolean-value="false" calcext:value-type="boolean">
            <text:p>FALSE</text:p>
          </table:table-cell>
          <table:table-cell office:value-type="float" office:value="2.086" calcext:value-type="float">
            <text:p>2.0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20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4" table:formula="of:=[.$H20]=INT([.I20])" office:value-type="boolean" office:boolean-value="false" calcext:value-type="boolean">
            <text:p>FALSE</text:p>
          </table:table-cell>
          <table:table-cell office:value-type="float" office:value="6.21" calcext:value-type="float">
            <text:p>6.21</text:p>
          </table:table-cell>
          <table:table-cell office:value-type="string" calcext:value-type="string">
            <text:p>false</text:p>
          </table:table-cell>
          <table:table-cell table:style-name="ce183" table:formula="of:=[.$H20]=INT([.L20])" office:value-type="boolean" office:boolean-value="false" calcext:value-type="boolean">
            <text:p>FALSE</text:p>
          </table:table-cell>
          <table:table-cell office:value-type="float" office:value="0.611" calcext:value-type="float">
            <text:p>0.611</text:p>
          </table:table-cell>
          <table:table-cell office:value-type="string" calcext:value-type="string">
            <text:p>false</text:p>
          </table:table-cell>
          <table:table-cell table:style-name="ce211" table:formula="of:=[.$H20]=INT([.O20])" office:value-type="boolean" office:boolean-value="false" calcext:value-type="boolean">
            <text:p>FALSE</text:p>
          </table:table-cell>
          <table:table-cell office:value-type="float" office:value="2.533" calcext:value-type="float">
            <text:p>2.533</text:p>
          </table:table-cell>
          <table:table-cell office:value-type="string" calcext:value-type="string">
            <text:p>false</text:p>
          </table:table-cell>
          <table:table-cell table:style-name="ce239" table:formula="of:=[.$H20]=INT([.R20])" office:value-type="boolean" office:boolean-value="false" calcext:value-type="boolean">
            <text:p>FALSE</text:p>
          </table:table-cell>
          <table:table-cell office:value-type="float" office:value="1267.81" calcext:value-type="float">
            <text:p>1267.81</text:p>
          </table:table-cell>
          <table:table-cell office:value-type="string" calcext:value-type="string">
            <text:p>-</text:p>
          </table:table-cell>
          <table:table-cell table:style-name="ce280" table:formula="of:=[.$H20]=INT([.U20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70.79mm" draw:caption-point-x="-6.1mm" draw:caption-point-y="15.1mm">
              <dc:date>2019-11-05T00:00:00</dc:date>
              <text:p text:style-name="P3"><text:span text:style-name="T2">OOM exception.</text:span></text:p>
            </office:annotation>
            <text:p>-</text:p>
          </table:table-cell>
          <table:table-cell office:value-type="string" calcext:value-type="string">
            <text:p>false</text:p>
          </table:table-cell>
          <table:table-cell table:style-name="ce333" table:formula="of:=[.$H20]=INT([.X20])" office:value-type="boolean" office:boolean-value="false" calcext:value-type="boolean">
            <text:p>FALSE</text:p>
          </table:table-cell>
          <table:table-cell office:value-type="float" office:value="7.442" calcext:value-type="float">
            <text:p>7.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34" table:formula="of:=IF([.G21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55" table:formula="of:=[.$H21]=INT([.I21])" office:value-type="boolean" office:boolean-value="true" calcext:value-type="boolean">
            <text:p>TRUE</text:p>
          </table:table-cell>
          <table:table-cell office:value-type="float" office:value="2.018" calcext:value-type="float">
            <text:p>2.018</text:p>
          </table:table-cell>
          <table:table-cell office:value-type="string" calcext:value-type="string">
            <text:p>false</text:p>
          </table:table-cell>
          <table:table-cell table:style-name="ce184" table:formula="of:=[.$H21]=INT([.L21])" office:value-type="boolean" office:boolean-value="true" calcext:value-type="boolean">
            <text:p>TRUE</text:p>
          </table:table-cell>
          <table:table-cell office:value-type="float" office:value="0.498" calcext:value-type="float">
            <text:p>0.498</text:p>
          </table:table-cell>
          <table:table-cell office:value-type="string" calcext:value-type="string">
            <text:p>false</text:p>
          </table:table-cell>
          <table:table-cell table:style-name="ce212" table:formula="of:=[.$H21]=INT([.O21])" office:value-type="boolean" office:boolean-value="true" calcext:value-type="boolean">
            <text:p>TRUE</text:p>
          </table:table-cell>
          <table:table-cell office:value-type="float" office:value="1.101" calcext:value-type="float">
            <text:p>1.101</text:p>
          </table:table-cell>
          <table:table-cell office:value-type="string" calcext:value-type="string">
            <text:p>false</text:p>
          </table:table-cell>
          <table:table-cell table:style-name="ce240" table:formula="of:=[.$H21]=INT([.R21])" office:value-type="boolean" office:boolean-value="true" calcext:value-type="boolean">
            <text:p>TRUE</text:p>
          </table:table-cell>
          <table:table-cell office:value-type="float" office:value="3.183" calcext:value-type="float">
            <text:p>3.183</text:p>
          </table:table-cell>
          <table:table-cell office:value-type="boolean" office:boolean-value="false" calcext:value-type="boolean">
            <text:p>FALSE</text:p>
          </table:table-cell>
          <table:table-cell table:style-name="ce281" table:formula="of:=[.$H21]=INT([.U21])" office:value-type="boolean" office:boolean-value="true" calcext:value-type="boolean">
            <text:p>TRUE</text:p>
          </table:table-cell>
          <table:table-cell office:value-type="float" office:value="274.557" calcext:value-type="float">
            <text:p>275</text:p>
          </table:table-cell>
          <table:table-cell office:value-type="string" calcext:value-type="string">
            <text:p>false</text:p>
          </table:table-cell>
          <table:table-cell table:style-name="ce334" table:formula="of:=[.$H21]=INT([.X21])" office:value-type="boolean" office:boolean-value="true" calcext:value-type="boolean">
            <text:p>TRUE</text:p>
          </table:table-cell>
          <table:table-cell office:value-type="float" office:value="1.084" calcext:value-type="float">
            <text:p>1.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2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6" table:formula="of:=[.$H22]=INT([.I22])" office:value-type="boolean" office:boolean-value="false" calcext:value-type="boolean">
            <text:p>FALSE</text:p>
          </table:table-cell>
          <table:table-cell office:value-type="float" office:value="4.574" calcext:value-type="float">
            <text:p>4.574</text:p>
          </table:table-cell>
          <table:table-cell office:value-type="string" calcext:value-type="string">
            <text:p>false</text:p>
          </table:table-cell>
          <table:table-cell table:style-name="ce185" table:formula="of:=[.$H22]=INT([.L22])" office:value-type="boolean" office:boolean-value="false" calcext:value-type="boolean">
            <text:p>FALSE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false</text:p>
          </table:table-cell>
          <table:table-cell table:style-name="ce213" table:formula="of:=[.$H22]=INT([.O22])" office:value-type="boolean" office:boolean-value="false" calcext:value-type="boolean">
            <text:p>FALSE</text:p>
          </table:table-cell>
          <table:table-cell office:value-type="float" office:value="1.773" calcext:value-type="float">
            <text:p>1.773</text:p>
          </table:table-cell>
          <table:table-cell office:value-type="string" calcext:value-type="string">
            <text:p>false</text:p>
          </table:table-cell>
          <table:table-cell table:style-name="ce241" table:formula="of:=[.$H22]=INT([.R22])" office:value-type="boolean" office:boolean-value="false" calcext:value-type="boolean">
            <text:p>FALSE</text:p>
          </table:table-cell>
          <table:table-cell office:value-type="float" office:value="276.329" calcext:value-type="float">
            <text:p>276.329</text:p>
          </table:table-cell>
          <table:table-cell office:value-type="boolean" office:boolean-value="false" calcext:value-type="boolean">
            <text:p>FALSE</text:p>
          </table:table-cell>
          <table:table-cell table:style-name="ce282" table:formula="of:=[.$H22]=INT([.U22])" office:value-type="boolean" office:boolean-value="false" calcext:value-type="boolean">
            <text:p>FALSE</text:p>
          </table:table-cell>
          <table:table-cell office:value-type="float" office:value="541.911" calcext:value-type="float">
            <text:p>542</text:p>
          </table:table-cell>
          <table:table-cell office:value-type="string" calcext:value-type="string">
            <text:p>false</text:p>
          </table:table-cell>
          <table:table-cell table:style-name="ce335" table:formula="of:=[.$H22]=INT([.X22])" office:value-type="boolean" office:boolean-value="false" calcext:value-type="boolean">
            <text:p>FALSE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3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7" table:formula="of:=[.$H23]=INT([.I23])" office:value-type="boolean" office:boolean-value="false" calcext:value-type="boolean">
            <text:p>FALSE</text:p>
          </table:table-cell>
          <table:table-cell office:value-type="float" office:value="6.194" calcext:value-type="float">
            <text:p>6.194</text:p>
          </table:table-cell>
          <table:table-cell office:value-type="string" calcext:value-type="string">
            <text:p>false</text:p>
          </table:table-cell>
          <table:table-cell table:style-name="ce186" table:formula="of:=[.$H23]=INT([.L23])" office:value-type="boolean" office:boolean-value="false" calcext:value-type="boolean">
            <text:p>FALSE</text:p>
          </table:table-cell>
          <table:table-cell office:value-type="float" office:value="0.615" calcext:value-type="float">
            <text:p>0.615</text:p>
          </table:table-cell>
          <table:table-cell office:value-type="string" calcext:value-type="string">
            <text:p>false</text:p>
          </table:table-cell>
          <table:table-cell table:style-name="ce214" table:formula="of:=[.$H23]=INT([.O23])" office:value-type="boolean" office:boolean-value="false" calcext:value-type="boolean">
            <text:p>FALSE</text:p>
          </table:table-cell>
          <table:table-cell office:value-type="float" office:value="2.522" calcext:value-type="float">
            <text:p>2.522</text:p>
          </table:table-cell>
          <table:table-cell office:value-type="string" calcext:value-type="string">
            <text:p>false</text:p>
          </table:table-cell>
          <table:table-cell table:style-name="ce242" table:formula="of:=[.$H23]=INT([.R23])" office:value-type="boolean" office:boolean-value="false" calcext:value-type="boolean">
            <text:p>FALSE</text:p>
          </table:table-cell>
          <table:table-cell office:value-type="float" office:value="250.707" calcext:value-type="float">
            <text:p>250.707</text:p>
          </table:table-cell>
          <table:table-cell office:value-type="string" calcext:value-type="string">
            <text:p>-</text:p>
          </table:table-cell>
          <table:table-cell table:style-name="ce283" table:formula="of:=[.$H23]=INT([.U23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84.34mm" draw:caption-point-x="-6.1mm" draw:caption-point-y="15.1mm">
              <dc:date>2019-11-05T00:00:00</dc:date>
              <text:p text:style-name="P3"><text:span text:style-name="T2">OOM exception.</text:span></text:p>
            </office:annotation>
            <text:p>-</text:p>
          </table:table-cell>
          <table:table-cell office:value-type="string" calcext:value-type="string">
            <text:p>false</text:p>
          </table:table-cell>
          <table:table-cell table:style-name="ce336" table:formula="of:=[.$H23]=INT([.X23])" office:value-type="boolean" office:boolean-value="false" calcext:value-type="boolean">
            <text:p>FALSE</text:p>
          </table:table-cell>
          <table:table-cell office:value-type="float" office:value="7.638" calcext:value-type="float">
            <text:p>7.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style-name="ce134" table:formula="of:=IF([.G24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58" table:formula="of:=[.$H24]=INT([.I24])" office:value-type="boolean" office:boolean-value="true" calcext:value-type="boolean">
            <text:p>TRUE</text:p>
          </table:table-cell>
          <table:table-cell office:value-type="float" office:value="1.986" calcext:value-type="float">
            <text:p>1.986</text:p>
          </table:table-cell>
          <table:table-cell office:value-type="string" calcext:value-type="string">
            <text:p>false</text:p>
          </table:table-cell>
          <table:table-cell table:style-name="ce187" table:formula="of:=[.$H24]=INT([.L24])" office:value-type="boolean" office:boolean-value="true" calcext:value-type="boolean">
            <text:p>TRUE</text:p>
          </table:table-cell>
          <table:table-cell office:value-type="float" office:value="0.505" calcext:value-type="float">
            <text:p>0.505</text:p>
          </table:table-cell>
          <table:table-cell office:value-type="string" calcext:value-type="string">
            <text:p>false</text:p>
          </table:table-cell>
          <table:table-cell table:style-name="ce215" table:formula="of:=[.$H24]=INT([.O24])" office:value-type="boolean" office:boolean-value="true" calcext:value-type="boolean">
            <text:p>TRUE</text:p>
          </table:table-cell>
          <table:table-cell office:value-type="float" office:value="1.086" calcext:value-type="float">
            <text:p>1.086</text:p>
          </table:table-cell>
          <table:table-cell office:value-type="string" calcext:value-type="string">
            <text:p>false</text:p>
          </table:table-cell>
          <table:table-cell table:style-name="ce244" table:formula="of:=[.$H24]=INT([.R24])" office:value-type="boolean" office:boolean-value="true" calcext:value-type="boolean">
            <text:p>TRUE</text:p>
          </table:table-cell>
          <table:table-cell office:value-type="float" office:value="2.984" calcext:value-type="float">
            <text:p>2.984</text:p>
          </table:table-cell>
          <table:table-cell office:value-type="boolean" office:boolean-value="false" calcext:value-type="boolean">
            <text:p>FALSE</text:p>
          </table:table-cell>
          <table:table-cell table:style-name="ce284" table:formula="of:=[.$H24]=INT([.U24])" office:value-type="boolean" office:boolean-value="true" calcext:value-type="boolean">
            <text:p>TRUE</text:p>
          </table:table-cell>
          <table:table-cell office:value-type="float" office:value="276.523" calcext:value-type="float">
            <text:p>277</text:p>
          </table:table-cell>
          <table:table-cell office:value-type="string" calcext:value-type="string">
            <text:p>false</text:p>
          </table:table-cell>
          <table:table-cell table:style-name="ce337" table:formula="of:=[.$H24]=INT([.X24])" office:value-type="boolean" office:boolean-value="true" calcext:value-type="boolean">
            <text:p>TRUE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5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9" table:formula="of:=[.$H25]=INT([.I25])" office:value-type="boolean" office:boolean-value="false" calcext:value-type="boolean">
            <text:p>FALSE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false</text:p>
          </table:table-cell>
          <table:table-cell table:style-name="ce188" table:formula="of:=[.$H25]=INT([.L25])" office:value-type="boolean" office:boolean-value="false" calcext:value-type="boolean">
            <text:p>FALSE</text:p>
          </table:table-cell>
          <table:table-cell office:value-type="float" office:value="0.563" calcext:value-type="float">
            <text:p>0.563</text:p>
          </table:table-cell>
          <table:table-cell office:value-type="string" calcext:value-type="string">
            <text:p>false</text:p>
          </table:table-cell>
          <table:table-cell table:style-name="ce216" table:formula="of:=[.$H25]=INT([.O25])" office:value-type="boolean" office:boolean-value="false" calcext:value-type="boolean">
            <text:p>FALSE</text:p>
          </table:table-cell>
          <table:table-cell office:value-type="float" office:value="1.733" calcext:value-type="float">
            <text:p>1.733</text:p>
          </table:table-cell>
          <table:table-cell office:value-type="string" calcext:value-type="string">
            <text:p>false</text:p>
          </table:table-cell>
          <table:table-cell table:style-name="ce249" table:formula="of:=[.$H25]=INT([.R25])" office:value-type="boolean" office:boolean-value="false" calcext:value-type="boolean">
            <text:p>FALSE</text:p>
          </table:table-cell>
          <table:table-cell office:value-type="float" office:value="79.961" calcext:value-type="float">
            <text:p>79.961</text:p>
          </table:table-cell>
          <table:table-cell office:value-type="boolean" office:boolean-value="false" calcext:value-type="boolean">
            <text:p>FALSE</text:p>
          </table:table-cell>
          <table:table-cell table:style-name="ce285" table:formula="of:=[.$H25]=INT([.U25])" office:value-type="boolean" office:boolean-value="false" calcext:value-type="boolean">
            <text:p>FALSE</text:p>
          </table:table-cell>
          <table:table-cell office:value-type="float" office:value="529.878" calcext:value-type="float">
            <text:p>530</text:p>
          </table:table-cell>
          <table:table-cell office:value-type="string" calcext:value-type="string">
            <text:p>false</text:p>
          </table:table-cell>
          <table:table-cell table:style-name="ce338" table:formula="of:=[.$H25]=INT([.X25])" office:value-type="boolean" office:boolean-value="false" calcext:value-type="boolean">
            <text:p>FALSE</text:p>
          </table:table-cell>
          <table:table-cell office:value-type="float" office:value="2.083" calcext:value-type="float">
            <text:p>2.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6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60" table:formula="of:=[.$H26]=INT([.I26])" office:value-type="boolean" office:boolean-value="false" calcext:value-type="boolean">
            <text:p>FALSE</text:p>
          </table:table-cell>
          <table:table-cell office:value-type="float" office:value="6.234" calcext:value-type="float">
            <text:p>6.234</text:p>
          </table:table-cell>
          <table:table-cell office:value-type="string" calcext:value-type="string">
            <text:p>false</text:p>
          </table:table-cell>
          <table:table-cell table:style-name="ce189" table:formula="of:=[.$H26]=INT([.L26])" office:value-type="boolean" office:boolean-value="false" calcext:value-type="boolean">
            <text:p>FALSE</text:p>
          </table:table-cell>
          <table:table-cell office:value-type="float" office:value="0.607" calcext:value-type="float">
            <text:p>0.607</text:p>
          </table:table-cell>
          <table:table-cell office:value-type="string" calcext:value-type="string">
            <text:p>false</text:p>
          </table:table-cell>
          <table:table-cell table:style-name="ce217" table:formula="of:=[.$H26]=INT([.O26])" office:value-type="boolean" office:boolean-value="false" calcext:value-type="boolean">
            <text:p>FALSE</text:p>
          </table:table-cell>
          <table:table-cell office:value-type="float" office:value="2.561" calcext:value-type="float">
            <text:p>2.561</text:p>
          </table:table-cell>
          <table:table-cell office:value-type="string" calcext:value-type="string">
            <text:p>false</text:p>
          </table:table-cell>
          <table:table-cell table:style-name="ce250" table:formula="of:=[.$H26]=INT([.R26])" office:value-type="boolean" office:boolean-value="false" calcext:value-type="boolean">
            <text:p>FALSE</text:p>
          </table:table-cell>
          <table:table-cell office:value-type="float" office:value="83.549" calcext:value-type="float">
            <text:p>83.549</text:p>
          </table:table-cell>
          <table:table-cell office:value-type="string" calcext:value-type="string">
            <text:p>-</text:p>
          </table:table-cell>
          <table:table-cell table:style-name="ce286" table:formula="of:=[.$H26]=INT([.U26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97.88mm" draw:caption-point-x="-6.1mm" draw:caption-point-y="15.1mm">
              <dc:date>2019-11-05T00:00:00</dc:date>
              <text:p text:style-name="P3"><text:span text:style-name="T2">OOM exception.</text:span></text:p>
            </office:annotation>
            <text:p>-</text:p>
          </table:table-cell>
          <table:table-cell office:value-type="string" calcext:value-type="string">
            <text:p>false</text:p>
          </table:table-cell>
          <table:table-cell table:style-name="ce339" table:formula="of:=[.$H26]=INT([.X26])" office:value-type="boolean" office:boolean-value="false" calcext:value-type="boolean">
            <text:p>FALSE</text:p>
          </table:table-cell>
          <table:table-cell office:value-type="float" office:value="7.638" calcext:value-type="float">
            <text:p>7.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table:style-name="ce134" table:formula="of:=IF([.G27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61" table:formula="of:=[.$H27]=INT([.I27])" office:value-type="boolean" office:boolean-value="true" calcext:value-type="boolean">
            <text:p>TRUE</text:p>
          </table:table-cell>
          <table:table-cell office:value-type="float" office:value="1.955" calcext:value-type="float">
            <text:p>1.955</text:p>
          </table:table-cell>
          <table:table-cell office:value-type="string" calcext:value-type="string">
            <text:p>false</text:p>
          </table:table-cell>
          <table:table-cell table:style-name="ce190" table:formula="of:=[.$H27]=INT([.L27])" office:value-type="boolean" office:boolean-value="true" calcext:value-type="boolean">
            <text:p>TRUE</text:p>
          </table:table-cell>
          <table:table-cell office:value-type="float" office:value="0.522" calcext:value-type="float">
            <text:p>0.522</text:p>
          </table:table-cell>
          <table:table-cell office:value-type="string" calcext:value-type="string">
            <text:p>false</text:p>
          </table:table-cell>
          <table:table-cell table:style-name="ce218" table:formula="of:=[.$H27]=INT([.O27])" office:value-type="boolean" office:boolean-value="true" calcext:value-type="boolean">
            <text:p>TRUE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false</text:p>
          </table:table-cell>
          <table:table-cell table:style-name="ce251" table:formula="of:=[.$H27]=INT([.R27])" office:value-type="boolean" office:boolean-value="true" calcext:value-type="boolean">
            <text:p>TRUE</text:p>
          </table:table-cell>
          <table:table-cell office:value-type="float" office:value="2.929" calcext:value-type="float">
            <text:p>2.929</text:p>
          </table:table-cell>
          <table:table-cell office:value-type="boolean" office:boolean-value="false" calcext:value-type="boolean">
            <text:p>FALSE</text:p>
          </table:table-cell>
          <table:table-cell table:style-name="ce287" table:formula="of:=[.$H27]=INT([.U27])" office:value-type="boolean" office:boolean-value="true" calcext:value-type="boolean">
            <text:p>TRUE</text:p>
          </table:table-cell>
          <table:table-cell office:value-type="float" office:value="279.472" calcext:value-type="float">
            <text:p>279</text:p>
          </table:table-cell>
          <table:table-cell office:value-type="string" calcext:value-type="string">
            <text:p>false</text:p>
          </table:table-cell>
          <table:table-cell table:style-name="ce340" table:formula="of:=[.$H27]=INT([.X27])" office:value-type="boolean" office:boolean-value="true" calcext:value-type="boolean">
            <text:p>TRUE</text:p>
          </table:table-cell>
          <table:table-cell office:value-type="float" office:value="0.999" calcext:value-type="float">
            <text:p>1.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8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62" table:formula="of:=[.$H28]=INT([.I28])" office:value-type="boolean" office:boolean-value="false" calcext:value-type="boolean">
            <text:p>FALSE</text:p>
          </table:table-cell>
          <table:table-cell office:value-type="float" office:value="4.607" calcext:value-type="float">
            <text:p>4.607</text:p>
          </table:table-cell>
          <table:table-cell office:value-type="string" calcext:value-type="string">
            <text:p>false</text:p>
          </table:table-cell>
          <table:table-cell table:style-name="ce191" table:formula="of:=[.$H28]=INT([.L28])" office:value-type="boolean" office:boolean-value="false" calcext:value-type="boolean">
            <text:p>FALSE</text:p>
          </table:table-cell>
          <table:table-cell office:value-type="float" office:value="0.561" calcext:value-type="float">
            <text:p>0.561</text:p>
          </table:table-cell>
          <table:table-cell office:value-type="string" calcext:value-type="string">
            <text:p>false</text:p>
          </table:table-cell>
          <table:table-cell table:style-name="ce219" table:formula="of:=[.$H28]=INT([.O28])" office:value-type="boolean" office:boolean-value="false" calcext:value-type="boolean">
            <text:p>FALSE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false</text:p>
          </table:table-cell>
          <table:table-cell table:style-name="ce368" table:formula="of:=[.$H28]=INT([.R28])" office:value-type="boolean" office:boolean-value="false" calcext:value-type="boolean">
            <text:p>FALSE</text:p>
          </table:table-cell>
          <table:table-cell office:value-type="float" office:value="18.998" calcext:value-type="float">
            <text:p>18.998</text:p>
          </table:table-cell>
          <table:table-cell office:value-type="boolean" office:boolean-value="false" calcext:value-type="boolean">
            <text:p>FALSE</text:p>
          </table:table-cell>
          <table:table-cell table:style-name="ce288" table:formula="of:=[.$H28]=INT([.U28])" office:value-type="boolean" office:boolean-value="false" calcext:value-type="boolean">
            <text:p>FALSE</text:p>
          </table:table-cell>
          <table:table-cell office:value-type="float" office:value="546.427" calcext:value-type="float">
            <text:p>546</text:p>
          </table:table-cell>
          <table:table-cell office:value-type="string" calcext:value-type="string">
            <text:p>false</text:p>
          </table:table-cell>
          <table:table-cell table:style-name="ce341" table:formula="of:=[.$H28]=INT([.X28])" office:value-type="boolean" office:boolean-value="false" calcext:value-type="boolean">
            <text:p>FALSE</text:p>
          </table:table-cell>
          <table:table-cell office:value-type="float" office:value="2.083" calcext:value-type="float">
            <text:p>2.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9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63" table:formula="of:=[.$H29]=INT([.I29])" office:value-type="boolean" office:boolean-value="false" calcext:value-type="boolean">
            <text:p>FALSE</text:p>
          </table:table-cell>
          <table:table-cell office:value-type="float" office:value="6.387" calcext:value-type="float">
            <text:p>6.387</text:p>
          </table:table-cell>
          <table:table-cell office:value-type="string" calcext:value-type="string">
            <text:p>false</text:p>
          </table:table-cell>
          <table:table-cell table:style-name="ce192" table:formula="of:=[.$H29]=INT([.L29])" office:value-type="boolean" office:boolean-value="false" calcext:value-type="boolean">
            <text:p>FALSE</text:p>
          </table:table-cell>
          <table:table-cell office:value-type="float" office:value="0.622" calcext:value-type="float">
            <text:p>0.622</text:p>
          </table:table-cell>
          <table:table-cell office:value-type="string" calcext:value-type="string">
            <text:p>false</text:p>
          </table:table-cell>
          <table:table-cell table:style-name="ce220" table:formula="of:=[.$H29]=INT([.O29])" office:value-type="boolean" office:boolean-value="false" calcext:value-type="boolean">
            <text:p>FALSE</text:p>
          </table:table-cell>
          <table:table-cell office:value-type="float" office:value="2.485" calcext:value-type="float">
            <text:p>2.485</text:p>
          </table:table-cell>
          <table:table-cell office:value-type="string" calcext:value-type="string">
            <text:p>false</text:p>
          </table:table-cell>
          <table:table-cell table:style-name="ce369" table:formula="of:=[.$H29]=INT([.R29])" office:value-type="boolean" office:boolean-value="false" calcext:value-type="boolean">
            <text:p>FALSE</text:p>
          </table:table-cell>
          <table:table-cell office:value-type="float" office:value="25.473" calcext:value-type="float">
            <text:p>25.473</text:p>
          </table:table-cell>
          <table:table-cell office:value-type="string" calcext:value-type="string">
            <text:p>-</text:p>
          </table:table-cell>
          <table:table-cell table:style-name="ce289" table:formula="of:=[.$H29]=INT([.U29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111.43mm" draw:caption-point-x="-6.1mm" draw:caption-point-y="15.1mm">
              <dc:date>2019-11-05T00:00:00</dc:date>
              <text:p text:style-name="P3"><text:span text:style-name="T2">OOM exception.</text:span></text:p>
            </office:annotation>
            <text:p>-</text:p>
          </table:table-cell>
          <table:table-cell office:value-type="string" calcext:value-type="string">
            <text:p>false</text:p>
          </table:table-cell>
          <table:table-cell table:style-name="ce342" table:formula="of:=[.$H29]=INT([.X29])" office:value-type="boolean" office:boolean-value="false" calcext:value-type="boolean">
            <text:p>FALSE</text:p>
          </table:table-cell>
          <table:table-cell office:value-type="float" office:value="7.504" calcext:value-type="float">
            <text:p>7.50</text:p>
          </table:table-cell>
        </table:table-row>
        <table:table-row table:style-name="ro1">
          <table:table-cell table:number-columns-repeated="8"/>
          <table:table-cell table:style-name="Default"/>
          <table:table-cell table:style-name="ce164" table:formula="of:=AVERAGE([.J2:.J29])" office:value-type="float" office:value="0.25" calcext:value-type="float">
            <text:p>0.25</text:p>
          </table:table-cell>
          <table:table-cell table:style-name="ce164" table:formula="of:=AVERAGE([.K2:.K29])" office:value-type="float" office:value="6.32753571428572" calcext:value-type="float">
            <text:p>6.33</text:p>
          </table:table-cell>
          <table:table-cell table:style-name="Default"/>
          <table:table-cell table:style-name="ce164" table:formula="of:=AVERAGE([.M2:.M29])" office:value-type="float" office:value="0.25" calcext:value-type="float">
            <text:p>0.25</text:p>
          </table:table-cell>
          <table:table-cell table:style-name="ce164" table:formula="of:=AVERAGE([.N2:.N29])" office:value-type="float" office:value="0.509464285714286" calcext:value-type="float">
            <text:p>0.51</text:p>
          </table:table-cell>
          <table:table-cell table:style-name="Default"/>
          <table:table-cell table:style-name="ce164" table:formula="of:=AVERAGE([.P2:.P29])" office:value-type="float" office:value="0.25" calcext:value-type="float">
            <text:p>0.25</text:p>
          </table:table-cell>
          <table:table-cell table:style-name="ce164" table:formula="of:=AVERAGE([.Q2:.Q29])" office:value-type="float" office:value="1.62442857142857" calcext:value-type="float">
            <text:p>1.62</text:p>
          </table:table-cell>
          <table:table-cell table:style-name="Default"/>
          <table:table-cell table:style-name="ce164" table:formula="of:=AVERAGE([.S2:.S29])" office:value-type="float" office:value="0.25" calcext:value-type="float">
            <text:p>0.25</text:p>
          </table:table-cell>
          <table:table-cell table:style-name="ce164" table:formula="of:=AVERAGE([.T2:.T29])" office:value-type="float" office:value="130.258035714286" calcext:value-type="float">
            <text:p>130.26</text:p>
          </table:table-cell>
          <table:table-cell table:style-name="Default"/>
          <table:table-cell table:style-name="ce164" table:formula="of:=AVERAGE([.V2:.V29])" office:value-type="string" office:string-value="" calcext:value-type="error">
            <text:p>#VALUE!</text:p>
          </table:table-cell>
          <table:table-cell table:style-name="ce164" table:formula="of:=AVERAGE([.W2:.W29])" office:value-type="float" office:value="276.548086956522" calcext:value-type="float">
            <text:p>276.55</text:p>
          </table:table-cell>
          <table:table-cell table:style-name="Default"/>
          <table:table-cell table:style-name="ce164" table:formula="of:=AVERAGE([.Y2:.Y29])" office:value-type="float" office:value="0.25" calcext:value-type="float">
            <text:p>0.25</text:p>
          </table:table-cell>
          <table:table-cell table:style-name="ce164" table:formula="of:=AVERAGE([.Z2:.Z29])" office:value-type="float" office:value="2.43907142857143" calcext:value-type="float">
            <text:p>2.44</text:p>
          </table:table-cell>
        </table:table-row>
        <calcext:conditional-formats>
          <calcext:conditional-format calcext:target-range-address="Accuracy.J2:Accuracy.J2">
            <calcext:condition calcext:apply-style-name="Bad" calcext:value="=0" calcext:base-cell-address="'Results from Home PC'.J2"/>
          </calcext:conditional-format>
          <calcext:conditional-format calcext:target-range-address="Accuracy.J3:Accuracy.J3">
            <calcext:condition calcext:apply-style-name="Bad" calcext:value="=0" calcext:base-cell-address="'Results from Home PC'.J3"/>
          </calcext:conditional-format>
          <calcext:conditional-format calcext:target-range-address="Accuracy.J4:Accuracy.J4">
            <calcext:condition calcext:apply-style-name="Bad" calcext:value="=0" calcext:base-cell-address="'Results from Home PC'.J4"/>
          </calcext:conditional-format>
          <calcext:conditional-format calcext:target-range-address="Accuracy.J5:Accuracy.J5">
            <calcext:condition calcext:apply-style-name="Bad" calcext:value="=0" calcext:base-cell-address="'Results from Home PC'.J5"/>
          </calcext:conditional-format>
          <calcext:conditional-format calcext:target-range-address="Accuracy.J6:Accuracy.J6">
            <calcext:condition calcext:apply-style-name="Bad" calcext:value="=0" calcext:base-cell-address="'Results from Home PC'.J6"/>
          </calcext:conditional-format>
          <calcext:conditional-format calcext:target-range-address="Accuracy.J7:Accuracy.J7">
            <calcext:condition calcext:apply-style-name="Bad" calcext:value="=0" calcext:base-cell-address="'Results from Home PC'.J7"/>
          </calcext:conditional-format>
          <calcext:conditional-format calcext:target-range-address="Accuracy.J8:Accuracy.J8">
            <calcext:condition calcext:apply-style-name="Bad" calcext:value="=0" calcext:base-cell-address="'Results from Home PC'.J8"/>
          </calcext:conditional-format>
          <calcext:conditional-format calcext:target-range-address="Accuracy.J9:Accuracy.J9">
            <calcext:condition calcext:apply-style-name="Bad" calcext:value="=0" calcext:base-cell-address="'Results from Home PC'.J9"/>
          </calcext:conditional-format>
          <calcext:conditional-format calcext:target-range-address="Accuracy.J10:Accuracy.J10">
            <calcext:condition calcext:apply-style-name="Bad" calcext:value="=0" calcext:base-cell-address="'Results from Home PC'.J10"/>
          </calcext:conditional-format>
          <calcext:conditional-format calcext:target-range-address="Accuracy.J11:Accuracy.J11">
            <calcext:condition calcext:apply-style-name="Bad" calcext:value="=0" calcext:base-cell-address="'Results from Home PC'.J11"/>
          </calcext:conditional-format>
          <calcext:conditional-format calcext:target-range-address="Accuracy.J12:Accuracy.J12">
            <calcext:condition calcext:apply-style-name="Bad" calcext:value="=0" calcext:base-cell-address="'Results from Home PC'.J12"/>
          </calcext:conditional-format>
          <calcext:conditional-format calcext:target-range-address="Accuracy.J13:Accuracy.J13">
            <calcext:condition calcext:apply-style-name="Bad" calcext:value="=0" calcext:base-cell-address="'Results from Home PC'.J13"/>
          </calcext:conditional-format>
          <calcext:conditional-format calcext:target-range-address="Accuracy.J14:Accuracy.J14">
            <calcext:condition calcext:apply-style-name="Bad" calcext:value="=0" calcext:base-cell-address="'Results from Home PC'.J14"/>
          </calcext:conditional-format>
          <calcext:conditional-format calcext:target-range-address="Accuracy.J15:Accuracy.J15">
            <calcext:condition calcext:apply-style-name="Bad" calcext:value="=0" calcext:base-cell-address="'Results from Home PC'.J15"/>
          </calcext:conditional-format>
          <calcext:conditional-format calcext:target-range-address="Accuracy.J16:Accuracy.J16">
            <calcext:condition calcext:apply-style-name="Bad" calcext:value="=0" calcext:base-cell-address="'Results from Home PC'.J16"/>
          </calcext:conditional-format>
          <calcext:conditional-format calcext:target-range-address="Accuracy.J17:Accuracy.J17">
            <calcext:condition calcext:apply-style-name="Bad" calcext:value="=0" calcext:base-cell-address="'Results from Home PC'.J17"/>
          </calcext:conditional-format>
          <calcext:conditional-format calcext:target-range-address="Accuracy.J18:Accuracy.J18">
            <calcext:condition calcext:apply-style-name="Bad" calcext:value="=0" calcext:base-cell-address="'Results from Home PC'.J18"/>
          </calcext:conditional-format>
          <calcext:conditional-format calcext:target-range-address="Accuracy.J19:Accuracy.J19">
            <calcext:condition calcext:apply-style-name="Bad" calcext:value="=0" calcext:base-cell-address="'Results from Home PC'.J19"/>
          </calcext:conditional-format>
          <calcext:conditional-format calcext:target-range-address="Accuracy.J20:Accuracy.J20">
            <calcext:condition calcext:apply-style-name="Bad" calcext:value="=0" calcext:base-cell-address="'Results from Home PC'.J20"/>
          </calcext:conditional-format>
          <calcext:conditional-format calcext:target-range-address="Accuracy.J21:Accuracy.J21">
            <calcext:condition calcext:apply-style-name="Bad" calcext:value="=0" calcext:base-cell-address="'Results from Home PC'.J21"/>
          </calcext:conditional-format>
          <calcext:conditional-format calcext:target-range-address="Accuracy.J22:Accuracy.J22">
            <calcext:condition calcext:apply-style-name="Bad" calcext:value="=0" calcext:base-cell-address="'Results from Home PC'.J22"/>
          </calcext:conditional-format>
          <calcext:conditional-format calcext:target-range-address="Accuracy.J23:Accuracy.J23">
            <calcext:condition calcext:apply-style-name="Bad" calcext:value="=0" calcext:base-cell-address="'Results from Home PC'.J23"/>
          </calcext:conditional-format>
          <calcext:conditional-format calcext:target-range-address="Accuracy.J24:Accuracy.J24">
            <calcext:condition calcext:apply-style-name="Bad" calcext:value="=0" calcext:base-cell-address="'Results from Home PC'.J24"/>
          </calcext:conditional-format>
          <calcext:conditional-format calcext:target-range-address="Accuracy.J25:Accuracy.J25">
            <calcext:condition calcext:apply-style-name="Bad" calcext:value="=0" calcext:base-cell-address="'Results from Home PC'.J25"/>
          </calcext:conditional-format>
          <calcext:conditional-format calcext:target-range-address="Accuracy.J26:Accuracy.J26">
            <calcext:condition calcext:apply-style-name="Bad" calcext:value="=0" calcext:base-cell-address="'Results from Home PC'.J26"/>
          </calcext:conditional-format>
          <calcext:conditional-format calcext:target-range-address="Accuracy.J27:Accuracy.J27">
            <calcext:condition calcext:apply-style-name="Bad" calcext:value="=0" calcext:base-cell-address="'Results from Home PC'.J27"/>
          </calcext:conditional-format>
          <calcext:conditional-format calcext:target-range-address="Accuracy.J28:Accuracy.J28">
            <calcext:condition calcext:apply-style-name="Bad" calcext:value="=0" calcext:base-cell-address="'Results from Home PC'.J28"/>
          </calcext:conditional-format>
          <calcext:conditional-format calcext:target-range-address="Accuracy.J29:Accuracy.J29">
            <calcext:condition calcext:apply-style-name="Bad" calcext:value="=0" calcext:base-cell-address="'Results from Home PC'.J29"/>
          </calcext:conditional-format>
          <calcext:conditional-format calcext:target-range-address="Accuracy.M2:Accuracy.M2">
            <calcext:condition calcext:apply-style-name="Bad" calcext:value="=0" calcext:base-cell-address="'Results from Home PC'.M2"/>
          </calcext:conditional-format>
          <calcext:conditional-format calcext:target-range-address="Accuracy.M3:Accuracy.M3">
            <calcext:condition calcext:apply-style-name="Bad" calcext:value="=0" calcext:base-cell-address="'Results from Home PC'.M3"/>
          </calcext:conditional-format>
          <calcext:conditional-format calcext:target-range-address="Accuracy.M4:Accuracy.M4">
            <calcext:condition calcext:apply-style-name="Bad" calcext:value="=0" calcext:base-cell-address="'Results from Home PC'.M4"/>
          </calcext:conditional-format>
          <calcext:conditional-format calcext:target-range-address="Accuracy.M5:Accuracy.M5">
            <calcext:condition calcext:apply-style-name="Bad" calcext:value="=0" calcext:base-cell-address="'Results from Home PC'.M5"/>
          </calcext:conditional-format>
          <calcext:conditional-format calcext:target-range-address="Accuracy.M6:Accuracy.M6">
            <calcext:condition calcext:apply-style-name="Bad" calcext:value="=0" calcext:base-cell-address="'Results from Home PC'.M6"/>
          </calcext:conditional-format>
          <calcext:conditional-format calcext:target-range-address="Accuracy.M7:Accuracy.M7">
            <calcext:condition calcext:apply-style-name="Bad" calcext:value="=0" calcext:base-cell-address="'Results from Home PC'.M7"/>
          </calcext:conditional-format>
          <calcext:conditional-format calcext:target-range-address="Accuracy.M8:Accuracy.M8">
            <calcext:condition calcext:apply-style-name="Bad" calcext:value="=0" calcext:base-cell-address="'Results from Home PC'.M8"/>
          </calcext:conditional-format>
          <calcext:conditional-format calcext:target-range-address="Accuracy.M9:Accuracy.M9">
            <calcext:condition calcext:apply-style-name="Bad" calcext:value="=0" calcext:base-cell-address="'Results from Home PC'.M9"/>
          </calcext:conditional-format>
          <calcext:conditional-format calcext:target-range-address="Accuracy.M10:Accuracy.M10">
            <calcext:condition calcext:apply-style-name="Bad" calcext:value="=0" calcext:base-cell-address="'Results from Home PC'.M10"/>
          </calcext:conditional-format>
          <calcext:conditional-format calcext:target-range-address="Accuracy.M11:Accuracy.M11">
            <calcext:condition calcext:apply-style-name="Bad" calcext:value="=0" calcext:base-cell-address="'Results from Home PC'.M11"/>
          </calcext:conditional-format>
          <calcext:conditional-format calcext:target-range-address="Accuracy.M12:Accuracy.M12">
            <calcext:condition calcext:apply-style-name="Bad" calcext:value="=0" calcext:base-cell-address="'Results from Home PC'.M12"/>
          </calcext:conditional-format>
          <calcext:conditional-format calcext:target-range-address="Accuracy.M13:Accuracy.M13">
            <calcext:condition calcext:apply-style-name="Bad" calcext:value="=0" calcext:base-cell-address="'Results from Home PC'.M13"/>
          </calcext:conditional-format>
          <calcext:conditional-format calcext:target-range-address="Accuracy.M14:Accuracy.M14">
            <calcext:condition calcext:apply-style-name="Bad" calcext:value="=0" calcext:base-cell-address="'Results from Home PC'.M14"/>
          </calcext:conditional-format>
          <calcext:conditional-format calcext:target-range-address="Accuracy.M15:Accuracy.M15">
            <calcext:condition calcext:apply-style-name="Bad" calcext:value="=0" calcext:base-cell-address="'Results from Home PC'.M15"/>
          </calcext:conditional-format>
          <calcext:conditional-format calcext:target-range-address="Accuracy.M16:Accuracy.M16">
            <calcext:condition calcext:apply-style-name="Bad" calcext:value="=0" calcext:base-cell-address="'Results from Home PC'.M16"/>
          </calcext:conditional-format>
          <calcext:conditional-format calcext:target-range-address="Accuracy.M17:Accuracy.M17">
            <calcext:condition calcext:apply-style-name="Bad" calcext:value="=0" calcext:base-cell-address="'Results from Home PC'.M17"/>
          </calcext:conditional-format>
          <calcext:conditional-format calcext:target-range-address="Accuracy.M18:Accuracy.M18">
            <calcext:condition calcext:apply-style-name="Bad" calcext:value="=0" calcext:base-cell-address="'Results from Home PC'.M18"/>
          </calcext:conditional-format>
          <calcext:conditional-format calcext:target-range-address="Accuracy.M19:Accuracy.M19">
            <calcext:condition calcext:apply-style-name="Bad" calcext:value="=0" calcext:base-cell-address="'Results from Home PC'.M19"/>
          </calcext:conditional-format>
          <calcext:conditional-format calcext:target-range-address="Accuracy.M20:Accuracy.M20">
            <calcext:condition calcext:apply-style-name="Bad" calcext:value="=0" calcext:base-cell-address="'Results from Home PC'.M20"/>
          </calcext:conditional-format>
          <calcext:conditional-format calcext:target-range-address="Accuracy.M21:Accuracy.M21">
            <calcext:condition calcext:apply-style-name="Bad" calcext:value="=0" calcext:base-cell-address="'Results from Home PC'.M21"/>
          </calcext:conditional-format>
          <calcext:conditional-format calcext:target-range-address="Accuracy.M22:Accuracy.M22">
            <calcext:condition calcext:apply-style-name="Bad" calcext:value="=0" calcext:base-cell-address="'Results from Home PC'.M22"/>
          </calcext:conditional-format>
          <calcext:conditional-format calcext:target-range-address="Accuracy.M23:Accuracy.M23">
            <calcext:condition calcext:apply-style-name="Bad" calcext:value="=0" calcext:base-cell-address="'Results from Home PC'.M23"/>
          </calcext:conditional-format>
          <calcext:conditional-format calcext:target-range-address="Accuracy.M24:Accuracy.M24">
            <calcext:condition calcext:apply-style-name="Bad" calcext:value="=0" calcext:base-cell-address="'Results from Home PC'.M24"/>
          </calcext:conditional-format>
          <calcext:conditional-format calcext:target-range-address="Accuracy.M25:Accuracy.M25">
            <calcext:condition calcext:apply-style-name="Bad" calcext:value="=0" calcext:base-cell-address="'Results from Home PC'.M25"/>
          </calcext:conditional-format>
          <calcext:conditional-format calcext:target-range-address="Accuracy.M26:Accuracy.M26">
            <calcext:condition calcext:apply-style-name="Bad" calcext:value="=0" calcext:base-cell-address="'Results from Home PC'.M26"/>
          </calcext:conditional-format>
          <calcext:conditional-format calcext:target-range-address="Accuracy.M27:Accuracy.M27">
            <calcext:condition calcext:apply-style-name="Bad" calcext:value="=0" calcext:base-cell-address="'Results from Home PC'.M27"/>
          </calcext:conditional-format>
          <calcext:conditional-format calcext:target-range-address="Accuracy.M28:Accuracy.M28">
            <calcext:condition calcext:apply-style-name="Bad" calcext:value="=0" calcext:base-cell-address="'Results from Home PC'.M28"/>
          </calcext:conditional-format>
          <calcext:conditional-format calcext:target-range-address="Accuracy.M29:Accuracy.M29">
            <calcext:condition calcext:apply-style-name="Bad" calcext:value="=0" calcext:base-cell-address="'Results from Home PC'.M29"/>
          </calcext:conditional-format>
          <calcext:conditional-format calcext:target-range-address="Accuracy.P2:Accuracy.P2">
            <calcext:condition calcext:apply-style-name="Bad" calcext:value="=0" calcext:base-cell-address="'Results from Home PC'.P2"/>
          </calcext:conditional-format>
          <calcext:conditional-format calcext:target-range-address="Accuracy.P3:Accuracy.P3">
            <calcext:condition calcext:apply-style-name="Bad" calcext:value="=0" calcext:base-cell-address="'Results from Home PC'.P3"/>
          </calcext:conditional-format>
          <calcext:conditional-format calcext:target-range-address="Accuracy.P4:Accuracy.P4">
            <calcext:condition calcext:apply-style-name="Bad" calcext:value="=0" calcext:base-cell-address="'Results from Home PC'.P4"/>
          </calcext:conditional-format>
          <calcext:conditional-format calcext:target-range-address="Accuracy.P5:Accuracy.P5">
            <calcext:condition calcext:apply-style-name="Bad" calcext:value="=0" calcext:base-cell-address="'Results from Home PC'.P5"/>
          </calcext:conditional-format>
          <calcext:conditional-format calcext:target-range-address="Accuracy.P6:Accuracy.P6">
            <calcext:condition calcext:apply-style-name="Bad" calcext:value="=0" calcext:base-cell-address="'Results from Home PC'.P6"/>
          </calcext:conditional-format>
          <calcext:conditional-format calcext:target-range-address="Accuracy.P7:Accuracy.P7">
            <calcext:condition calcext:apply-style-name="Bad" calcext:value="=0" calcext:base-cell-address="'Results from Home PC'.P7"/>
          </calcext:conditional-format>
          <calcext:conditional-format calcext:target-range-address="Accuracy.P8:Accuracy.P8">
            <calcext:condition calcext:apply-style-name="Bad" calcext:value="=0" calcext:base-cell-address="'Results from Home PC'.P8"/>
          </calcext:conditional-format>
          <calcext:conditional-format calcext:target-range-address="Accuracy.P9:Accuracy.P9">
            <calcext:condition calcext:apply-style-name="Bad" calcext:value="=0" calcext:base-cell-address="'Results from Home PC'.P9"/>
          </calcext:conditional-format>
          <calcext:conditional-format calcext:target-range-address="Accuracy.P10:Accuracy.P10">
            <calcext:condition calcext:apply-style-name="Bad" calcext:value="=0" calcext:base-cell-address="'Results from Home PC'.P10"/>
          </calcext:conditional-format>
          <calcext:conditional-format calcext:target-range-address="Accuracy.P11:Accuracy.P11">
            <calcext:condition calcext:apply-style-name="Bad" calcext:value="=0" calcext:base-cell-address="'Results from Home PC'.P11"/>
          </calcext:conditional-format>
          <calcext:conditional-format calcext:target-range-address="Accuracy.P12:Accuracy.P12">
            <calcext:condition calcext:apply-style-name="Bad" calcext:value="=0" calcext:base-cell-address="'Results from Home PC'.P12"/>
          </calcext:conditional-format>
          <calcext:conditional-format calcext:target-range-address="Accuracy.P13:Accuracy.P13">
            <calcext:condition calcext:apply-style-name="Bad" calcext:value="=0" calcext:base-cell-address="'Results from Home PC'.P13"/>
          </calcext:conditional-format>
          <calcext:conditional-format calcext:target-range-address="Accuracy.P14:Accuracy.P14">
            <calcext:condition calcext:apply-style-name="Bad" calcext:value="=0" calcext:base-cell-address="'Results from Home PC'.P14"/>
          </calcext:conditional-format>
          <calcext:conditional-format calcext:target-range-address="Accuracy.P15:Accuracy.P15">
            <calcext:condition calcext:apply-style-name="Bad" calcext:value="=0" calcext:base-cell-address="'Results from Home PC'.P15"/>
          </calcext:conditional-format>
          <calcext:conditional-format calcext:target-range-address="Accuracy.P16:Accuracy.P16">
            <calcext:condition calcext:apply-style-name="Bad" calcext:value="=0" calcext:base-cell-address="'Results from Home PC'.P16"/>
          </calcext:conditional-format>
          <calcext:conditional-format calcext:target-range-address="Accuracy.P17:Accuracy.P17">
            <calcext:condition calcext:apply-style-name="Bad" calcext:value="=0" calcext:base-cell-address="'Results from Home PC'.P17"/>
          </calcext:conditional-format>
          <calcext:conditional-format calcext:target-range-address="Accuracy.P18:Accuracy.P18">
            <calcext:condition calcext:apply-style-name="Bad" calcext:value="=0" calcext:base-cell-address="'Results from Home PC'.P18"/>
          </calcext:conditional-format>
          <calcext:conditional-format calcext:target-range-address="Accuracy.P19:Accuracy.P19">
            <calcext:condition calcext:apply-style-name="Bad" calcext:value="=0" calcext:base-cell-address="'Results from Home PC'.P19"/>
          </calcext:conditional-format>
          <calcext:conditional-format calcext:target-range-address="Accuracy.P20:Accuracy.P20">
            <calcext:condition calcext:apply-style-name="Bad" calcext:value="=0" calcext:base-cell-address="'Results from Home PC'.P20"/>
          </calcext:conditional-format>
          <calcext:conditional-format calcext:target-range-address="Accuracy.P21:Accuracy.P21">
            <calcext:condition calcext:apply-style-name="Bad" calcext:value="=0" calcext:base-cell-address="'Results from Home PC'.P21"/>
          </calcext:conditional-format>
          <calcext:conditional-format calcext:target-range-address="Accuracy.P22:Accuracy.P22">
            <calcext:condition calcext:apply-style-name="Bad" calcext:value="=0" calcext:base-cell-address="'Results from Home PC'.P22"/>
          </calcext:conditional-format>
          <calcext:conditional-format calcext:target-range-address="Accuracy.P23:Accuracy.P23">
            <calcext:condition calcext:apply-style-name="Bad" calcext:value="=0" calcext:base-cell-address="'Results from Home PC'.P23"/>
          </calcext:conditional-format>
          <calcext:conditional-format calcext:target-range-address="Accuracy.P24:Accuracy.P24">
            <calcext:condition calcext:apply-style-name="Bad" calcext:value="=0" calcext:base-cell-address="'Results from Home PC'.P24"/>
          </calcext:conditional-format>
          <calcext:conditional-format calcext:target-range-address="Accuracy.P25:Accuracy.P25">
            <calcext:condition calcext:apply-style-name="Bad" calcext:value="=0" calcext:base-cell-address="'Results from Home PC'.P25"/>
          </calcext:conditional-format>
          <calcext:conditional-format calcext:target-range-address="Accuracy.P26:Accuracy.P26">
            <calcext:condition calcext:apply-style-name="Bad" calcext:value="=0" calcext:base-cell-address="'Results from Home PC'.P26"/>
          </calcext:conditional-format>
          <calcext:conditional-format calcext:target-range-address="Accuracy.P27:Accuracy.P27">
            <calcext:condition calcext:apply-style-name="Bad" calcext:value="=0" calcext:base-cell-address="'Results from Home PC'.P27"/>
          </calcext:conditional-format>
          <calcext:conditional-format calcext:target-range-address="Accuracy.P28:Accuracy.P28">
            <calcext:condition calcext:apply-style-name="Bad" calcext:value="=0" calcext:base-cell-address="'Results from Home PC'.P28"/>
          </calcext:conditional-format>
          <calcext:conditional-format calcext:target-range-address="Accuracy.P29:Accuracy.P29">
            <calcext:condition calcext:apply-style-name="Bad" calcext:value="=0" calcext:base-cell-address="'Results from Home PC'.P29"/>
          </calcext:conditional-format>
          <calcext:conditional-format calcext:target-range-address="Accuracy.S2:Accuracy.S2">
            <calcext:condition calcext:apply-style-name="Bad" calcext:value="=0" calcext:base-cell-address="'Results from Home PC'.S2"/>
          </calcext:conditional-format>
          <calcext:conditional-format calcext:target-range-address="Accuracy.S3:Accuracy.S3">
            <calcext:condition calcext:apply-style-name="Bad" calcext:value="=0" calcext:base-cell-address="'Results from Home PC'.S3"/>
          </calcext:conditional-format>
          <calcext:conditional-format calcext:target-range-address="Accuracy.S4:Accuracy.S4">
            <calcext:condition calcext:apply-style-name="Bad" calcext:value="=0" calcext:base-cell-address="'Results from Home PC'.S4"/>
          </calcext:conditional-format>
          <calcext:conditional-format calcext:target-range-address="Accuracy.S5:Accuracy.S5">
            <calcext:condition calcext:apply-style-name="Bad" calcext:value="=0" calcext:base-cell-address="'Results from Home PC'.S5"/>
          </calcext:conditional-format>
          <calcext:conditional-format calcext:target-range-address="Accuracy.S6:Accuracy.S6">
            <calcext:condition calcext:apply-style-name="Bad" calcext:value="=0" calcext:base-cell-address="'Results from Home PC'.S6"/>
          </calcext:conditional-format>
          <calcext:conditional-format calcext:target-range-address="Accuracy.S7:Accuracy.S7">
            <calcext:condition calcext:apply-style-name="Bad" calcext:value="=0" calcext:base-cell-address="'Results from Home PC'.S7"/>
          </calcext:conditional-format>
          <calcext:conditional-format calcext:target-range-address="Accuracy.S8:Accuracy.S8">
            <calcext:condition calcext:apply-style-name="Bad" calcext:value="=0" calcext:base-cell-address="'Results from Home PC'.S8"/>
          </calcext:conditional-format>
          <calcext:conditional-format calcext:target-range-address="Accuracy.S9:Accuracy.S9">
            <calcext:condition calcext:apply-style-name="Bad" calcext:value="=0" calcext:base-cell-address="'Results from Home PC'.S9"/>
          </calcext:conditional-format>
          <calcext:conditional-format calcext:target-range-address="Accuracy.S10:Accuracy.S10">
            <calcext:condition calcext:apply-style-name="Bad" calcext:value="=0" calcext:base-cell-address="'Results from Home PC'.S10"/>
          </calcext:conditional-format>
          <calcext:conditional-format calcext:target-range-address="Accuracy.S11:Accuracy.S11">
            <calcext:condition calcext:apply-style-name="Bad" calcext:value="=0" calcext:base-cell-address="'Results from Home PC'.S11"/>
          </calcext:conditional-format>
          <calcext:conditional-format calcext:target-range-address="Accuracy.S12:Accuracy.S12">
            <calcext:condition calcext:apply-style-name="Bad" calcext:value="=0" calcext:base-cell-address="'Results from Home PC'.S12"/>
          </calcext:conditional-format>
          <calcext:conditional-format calcext:target-range-address="Accuracy.S13:Accuracy.S13">
            <calcext:condition calcext:apply-style-name="Bad" calcext:value="=0" calcext:base-cell-address="'Results from Home PC'.S13"/>
          </calcext:conditional-format>
          <calcext:conditional-format calcext:target-range-address="Accuracy.S14:Accuracy.S14">
            <calcext:condition calcext:apply-style-name="Bad" calcext:value="=0" calcext:base-cell-address="'Results from Home PC'.S14"/>
          </calcext:conditional-format>
          <calcext:conditional-format calcext:target-range-address="Accuracy.S15:Accuracy.S15">
            <calcext:condition calcext:apply-style-name="Bad" calcext:value="=0" calcext:base-cell-address="'Results from Home PC'.S15"/>
          </calcext:conditional-format>
          <calcext:conditional-format calcext:target-range-address="Accuracy.S16:Accuracy.S16">
            <calcext:condition calcext:apply-style-name="Bad" calcext:value="=0" calcext:base-cell-address="'Results from Home PC'.S16"/>
          </calcext:conditional-format>
          <calcext:conditional-format calcext:target-range-address="Accuracy.S17:Accuracy.S17">
            <calcext:condition calcext:apply-style-name="Bad" calcext:value="=0" calcext:base-cell-address="'Results from Home PC'.S17"/>
          </calcext:conditional-format>
          <calcext:conditional-format calcext:target-range-address="Accuracy.S18:Accuracy.S18">
            <calcext:condition calcext:apply-style-name="Bad" calcext:value="=0" calcext:base-cell-address="'Results from Home PC'.S18"/>
          </calcext:conditional-format>
          <calcext:conditional-format calcext:target-range-address="Accuracy.S19:Accuracy.S19">
            <calcext:condition calcext:apply-style-name="Bad" calcext:value="=0" calcext:base-cell-address="'Results from Home PC'.S19"/>
          </calcext:conditional-format>
          <calcext:conditional-format calcext:target-range-address="Accuracy.S20:Accuracy.S20">
            <calcext:condition calcext:apply-style-name="Bad" calcext:value="=0" calcext:base-cell-address="'Results from Home PC'.S20"/>
          </calcext:conditional-format>
          <calcext:conditional-format calcext:target-range-address="Accuracy.S21:Accuracy.S21">
            <calcext:condition calcext:apply-style-name="Bad" calcext:value="=0" calcext:base-cell-address="'Results from Home PC'.S21"/>
          </calcext:conditional-format>
          <calcext:conditional-format calcext:target-range-address="Accuracy.S22:Accuracy.S22">
            <calcext:condition calcext:apply-style-name="Bad" calcext:value="=0" calcext:base-cell-address="'Results from Home PC'.S22"/>
          </calcext:conditional-format>
          <calcext:conditional-format calcext:target-range-address="Accuracy.S23:Accuracy.S23">
            <calcext:condition calcext:apply-style-name="Bad" calcext:value="=0" calcext:base-cell-address="'Results from Home PC'.S23"/>
          </calcext:conditional-format>
          <calcext:conditional-format calcext:target-range-address="Accuracy.S24:Accuracy.S24">
            <calcext:condition calcext:apply-style-name="Bad" calcext:value="=0" calcext:base-cell-address="'Results from Home PC'.S24"/>
          </calcext:conditional-format>
          <calcext:conditional-format calcext:target-range-address="Accuracy.S25:Accuracy.S25">
            <calcext:condition calcext:apply-style-name="Bad" calcext:value="=0" calcext:base-cell-address="'Results from Home PC'.S25"/>
          </calcext:conditional-format>
          <calcext:conditional-format calcext:target-range-address="Accuracy.S26:Accuracy.S26">
            <calcext:condition calcext:apply-style-name="Bad" calcext:value="=0" calcext:base-cell-address="'Results from Home PC'.S26"/>
          </calcext:conditional-format>
          <calcext:conditional-format calcext:target-range-address="Accuracy.S27:Accuracy.S27">
            <calcext:condition calcext:apply-style-name="Bad" calcext:value="=0" calcext:base-cell-address="'Results from Home PC'.S27"/>
          </calcext:conditional-format>
          <calcext:conditional-format calcext:target-range-address="Accuracy.S28:Accuracy.S28">
            <calcext:condition calcext:apply-style-name="Bad" calcext:value="=0" calcext:base-cell-address="'Results from Home PC'.S28"/>
          </calcext:conditional-format>
          <calcext:conditional-format calcext:target-range-address="Accuracy.S29:Accuracy.S29">
            <calcext:condition calcext:apply-style-name="Bad" calcext:value="=0" calcext:base-cell-address="'Results from Home PC'.S29"/>
          </calcext:conditional-format>
          <calcext:conditional-format calcext:target-range-address="Accuracy.V2:Accuracy.V2">
            <calcext:condition calcext:apply-style-name="Bad" calcext:value="=0" calcext:base-cell-address="'Results from Home PC'.V2"/>
          </calcext:conditional-format>
          <calcext:conditional-format calcext:target-range-address="Accuracy.V3:Accuracy.V3">
            <calcext:condition calcext:apply-style-name="Bad" calcext:value="=0" calcext:base-cell-address="'Results from Home PC'.V3"/>
          </calcext:conditional-format>
          <calcext:conditional-format calcext:target-range-address="Accuracy.V4:Accuracy.V4">
            <calcext:condition calcext:apply-style-name="Bad" calcext:value="=0" calcext:base-cell-address="'Results from Home PC'.V4"/>
          </calcext:conditional-format>
          <calcext:conditional-format calcext:target-range-address="Accuracy.V5:Accuracy.V5">
            <calcext:condition calcext:apply-style-name="Bad" calcext:value="=0" calcext:base-cell-address="'Results from Home PC'.V5"/>
          </calcext:conditional-format>
          <calcext:conditional-format calcext:target-range-address="Accuracy.V6:Accuracy.V6">
            <calcext:condition calcext:apply-style-name="Bad" calcext:value="=0" calcext:base-cell-address="'Results from Home PC'.V6"/>
          </calcext:conditional-format>
          <calcext:conditional-format calcext:target-range-address="Accuracy.V7:Accuracy.V7">
            <calcext:condition calcext:apply-style-name="Bad" calcext:value="=0" calcext:base-cell-address="'Results from Home PC'.V7"/>
          </calcext:conditional-format>
          <calcext:conditional-format calcext:target-range-address="Accuracy.V8:Accuracy.V8">
            <calcext:condition calcext:apply-style-name="Bad" calcext:value="=0" calcext:base-cell-address="'Results from Home PC'.V8"/>
          </calcext:conditional-format>
          <calcext:conditional-format calcext:target-range-address="Accuracy.V9:Accuracy.V9">
            <calcext:condition calcext:apply-style-name="Bad" calcext:value="=0" calcext:base-cell-address="'Results from Home PC'.V9"/>
          </calcext:conditional-format>
          <calcext:conditional-format calcext:target-range-address="Accuracy.V10:Accuracy.V10">
            <calcext:condition calcext:apply-style-name="Bad" calcext:value="=0" calcext:base-cell-address="'Results from Home PC'.V10"/>
          </calcext:conditional-format>
          <calcext:conditional-format calcext:target-range-address="Accuracy.V11:Accuracy.V11">
            <calcext:condition calcext:apply-style-name="Bad" calcext:value="=0" calcext:base-cell-address="'Results from Home PC'.V11"/>
          </calcext:conditional-format>
          <calcext:conditional-format calcext:target-range-address="Accuracy.V12:Accuracy.V12">
            <calcext:condition calcext:apply-style-name="Bad" calcext:value="=0" calcext:base-cell-address="'Results from Home PC'.V12"/>
          </calcext:conditional-format>
          <calcext:conditional-format calcext:target-range-address="Accuracy.V13:Accuracy.V13">
            <calcext:condition calcext:apply-style-name="Bad" calcext:value="=0" calcext:base-cell-address="'Results from Home PC'.V13"/>
          </calcext:conditional-format>
          <calcext:conditional-format calcext:target-range-address="Accuracy.V14:Accuracy.V14">
            <calcext:condition calcext:apply-style-name="Bad" calcext:value="=0" calcext:base-cell-address="'Results from Home PC'.V14"/>
          </calcext:conditional-format>
          <calcext:conditional-format calcext:target-range-address="Accuracy.V15:Accuracy.V15">
            <calcext:condition calcext:apply-style-name="Bad" calcext:value="=0" calcext:base-cell-address="'Results from Home PC'.V15"/>
          </calcext:conditional-format>
          <calcext:conditional-format calcext:target-range-address="Accuracy.V16:Accuracy.V16">
            <calcext:condition calcext:apply-style-name="Bad" calcext:value="=0" calcext:base-cell-address="'Results from Home PC'.V16"/>
          </calcext:conditional-format>
          <calcext:conditional-format calcext:target-range-address="Accuracy.V17:Accuracy.V17">
            <calcext:condition calcext:apply-style-name="Bad" calcext:value="=0" calcext:base-cell-address="'Results from Home PC'.V17"/>
          </calcext:conditional-format>
          <calcext:conditional-format calcext:target-range-address="Accuracy.V18:Accuracy.V18">
            <calcext:condition calcext:apply-style-name="Bad" calcext:value="=0" calcext:base-cell-address="'Results from Home PC'.V18"/>
          </calcext:conditional-format>
          <calcext:conditional-format calcext:target-range-address="Accuracy.V19:Accuracy.V19">
            <calcext:condition calcext:apply-style-name="Bad" calcext:value="=0" calcext:base-cell-address="'Results from Home PC'.V19"/>
          </calcext:conditional-format>
          <calcext:conditional-format calcext:target-range-address="Accuracy.V20:Accuracy.V20">
            <calcext:condition calcext:apply-style-name="Bad" calcext:value="=0" calcext:base-cell-address="'Results from Home PC'.V20"/>
          </calcext:conditional-format>
          <calcext:conditional-format calcext:target-range-address="Accuracy.V21:Accuracy.V21">
            <calcext:condition calcext:apply-style-name="Bad" calcext:value="=0" calcext:base-cell-address="'Results from Home PC'.V21"/>
          </calcext:conditional-format>
          <calcext:conditional-format calcext:target-range-address="Accuracy.V22:Accuracy.V22">
            <calcext:condition calcext:apply-style-name="Bad" calcext:value="=0" calcext:base-cell-address="'Results from Home PC'.V22"/>
          </calcext:conditional-format>
          <calcext:conditional-format calcext:target-range-address="Accuracy.V23:Accuracy.V23">
            <calcext:condition calcext:apply-style-name="Bad" calcext:value="=0" calcext:base-cell-address="'Results from Home PC'.V23"/>
          </calcext:conditional-format>
          <calcext:conditional-format calcext:target-range-address="Accuracy.V24:Accuracy.V24">
            <calcext:condition calcext:apply-style-name="Bad" calcext:value="=0" calcext:base-cell-address="'Results from Home PC'.V24"/>
          </calcext:conditional-format>
          <calcext:conditional-format calcext:target-range-address="Accuracy.V25:Accuracy.V25">
            <calcext:condition calcext:apply-style-name="Bad" calcext:value="=0" calcext:base-cell-address="'Results from Home PC'.V25"/>
          </calcext:conditional-format>
          <calcext:conditional-format calcext:target-range-address="Accuracy.V26:Accuracy.V26">
            <calcext:condition calcext:apply-style-name="Bad" calcext:value="=0" calcext:base-cell-address="'Results from Home PC'.V26"/>
          </calcext:conditional-format>
          <calcext:conditional-format calcext:target-range-address="Accuracy.V27:Accuracy.V27">
            <calcext:condition calcext:apply-style-name="Bad" calcext:value="=0" calcext:base-cell-address="'Results from Home PC'.V27"/>
          </calcext:conditional-format>
          <calcext:conditional-format calcext:target-range-address="Accuracy.V28:Accuracy.V28">
            <calcext:condition calcext:apply-style-name="Bad" calcext:value="=0" calcext:base-cell-address="'Results from Home PC'.V28"/>
          </calcext:conditional-format>
          <calcext:conditional-format calcext:target-range-address="Accuracy.V29:Accuracy.V29">
            <calcext:condition calcext:apply-style-name="Bad" calcext:value="=0" calcext:base-cell-address="'Results from Home PC'.V29"/>
          </calcext:conditional-format>
          <calcext:conditional-format calcext:target-range-address="Accuracy.Y2:Accuracy.Y2">
            <calcext:condition calcext:apply-style-name="Bad" calcext:value="=0" calcext:base-cell-address="'Results from Home PC'.Y2"/>
          </calcext:conditional-format>
          <calcext:conditional-format calcext:target-range-address="Accuracy.Y3:Accuracy.Y3">
            <calcext:condition calcext:apply-style-name="Bad" calcext:value="=0" calcext:base-cell-address="'Results from Home PC'.Y3"/>
          </calcext:conditional-format>
          <calcext:conditional-format calcext:target-range-address="Accuracy.Y4:Accuracy.Y4">
            <calcext:condition calcext:apply-style-name="Bad" calcext:value="=0" calcext:base-cell-address="'Results from Home PC'.Y4"/>
          </calcext:conditional-format>
          <calcext:conditional-format calcext:target-range-address="Accuracy.Y5:Accuracy.Y5">
            <calcext:condition calcext:apply-style-name="Bad" calcext:value="=0" calcext:base-cell-address="'Results from Home PC'.Y5"/>
          </calcext:conditional-format>
          <calcext:conditional-format calcext:target-range-address="Accuracy.Y6:Accuracy.Y6">
            <calcext:condition calcext:apply-style-name="Bad" calcext:value="=0" calcext:base-cell-address="'Results from Home PC'.Y6"/>
          </calcext:conditional-format>
          <calcext:conditional-format calcext:target-range-address="Accuracy.Y7:Accuracy.Y7">
            <calcext:condition calcext:apply-style-name="Bad" calcext:value="=0" calcext:base-cell-address="'Results from Home PC'.Y7"/>
          </calcext:conditional-format>
          <calcext:conditional-format calcext:target-range-address="Accuracy.Y8:Accuracy.Y8">
            <calcext:condition calcext:apply-style-name="Bad" calcext:value="=0" calcext:base-cell-address="'Results from Home PC'.Y8"/>
          </calcext:conditional-format>
          <calcext:conditional-format calcext:target-range-address="Accuracy.Y9:Accuracy.Y9">
            <calcext:condition calcext:apply-style-name="Bad" calcext:value="=0" calcext:base-cell-address="'Results from Home PC'.Y9"/>
          </calcext:conditional-format>
          <calcext:conditional-format calcext:target-range-address="Accuracy.Y10:Accuracy.Y10">
            <calcext:condition calcext:apply-style-name="Bad" calcext:value="=0" calcext:base-cell-address="'Results from Home PC'.Y10"/>
          </calcext:conditional-format>
          <calcext:conditional-format calcext:target-range-address="Accuracy.Y11:Accuracy.Y11">
            <calcext:condition calcext:apply-style-name="Bad" calcext:value="=0" calcext:base-cell-address="'Results from Home PC'.Y11"/>
          </calcext:conditional-format>
          <calcext:conditional-format calcext:target-range-address="Accuracy.Y12:Accuracy.Y12">
            <calcext:condition calcext:apply-style-name="Bad" calcext:value="=0" calcext:base-cell-address="'Results from Home PC'.Y12"/>
          </calcext:conditional-format>
          <calcext:conditional-format calcext:target-range-address="Accuracy.Y13:Accuracy.Y13">
            <calcext:condition calcext:apply-style-name="Bad" calcext:value="=0" calcext:base-cell-address="'Results from Home PC'.Y13"/>
          </calcext:conditional-format>
          <calcext:conditional-format calcext:target-range-address="Accuracy.Y14:Accuracy.Y14">
            <calcext:condition calcext:apply-style-name="Bad" calcext:value="=0" calcext:base-cell-address="'Results from Home PC'.Y14"/>
          </calcext:conditional-format>
          <calcext:conditional-format calcext:target-range-address="Accuracy.Y15:Accuracy.Y15">
            <calcext:condition calcext:apply-style-name="Bad" calcext:value="=0" calcext:base-cell-address="'Results from Home PC'.Y15"/>
          </calcext:conditional-format>
          <calcext:conditional-format calcext:target-range-address="Accuracy.Y16:Accuracy.Y16">
            <calcext:condition calcext:apply-style-name="Bad" calcext:value="=0" calcext:base-cell-address="'Results from Home PC'.Y16"/>
          </calcext:conditional-format>
          <calcext:conditional-format calcext:target-range-address="Accuracy.Y17:Accuracy.Y17">
            <calcext:condition calcext:apply-style-name="Bad" calcext:value="=0" calcext:base-cell-address="'Results from Home PC'.Y17"/>
          </calcext:conditional-format>
          <calcext:conditional-format calcext:target-range-address="Accuracy.Y18:Accuracy.Y18">
            <calcext:condition calcext:apply-style-name="Bad" calcext:value="=0" calcext:base-cell-address="'Results from Home PC'.Y18"/>
          </calcext:conditional-format>
          <calcext:conditional-format calcext:target-range-address="Accuracy.Y19:Accuracy.Y19">
            <calcext:condition calcext:apply-style-name="Bad" calcext:value="=0" calcext:base-cell-address="'Results from Home PC'.Y19"/>
          </calcext:conditional-format>
          <calcext:conditional-format calcext:target-range-address="Accuracy.Y20:Accuracy.Y20">
            <calcext:condition calcext:apply-style-name="Bad" calcext:value="=0" calcext:base-cell-address="'Results from Home PC'.Y20"/>
          </calcext:conditional-format>
          <calcext:conditional-format calcext:target-range-address="Accuracy.Y21:Accuracy.Y21">
            <calcext:condition calcext:apply-style-name="Bad" calcext:value="=0" calcext:base-cell-address="'Results from Home PC'.Y21"/>
          </calcext:conditional-format>
          <calcext:conditional-format calcext:target-range-address="Accuracy.Y22:Accuracy.Y22">
            <calcext:condition calcext:apply-style-name="Bad" calcext:value="=0" calcext:base-cell-address="'Results from Home PC'.Y22"/>
          </calcext:conditional-format>
          <calcext:conditional-format calcext:target-range-address="Accuracy.Y23:Accuracy.Y23">
            <calcext:condition calcext:apply-style-name="Bad" calcext:value="=0" calcext:base-cell-address="'Results from Home PC'.Y23"/>
          </calcext:conditional-format>
          <calcext:conditional-format calcext:target-range-address="Accuracy.Y24:Accuracy.Y24">
            <calcext:condition calcext:apply-style-name="Bad" calcext:value="=0" calcext:base-cell-address="'Results from Home PC'.Y24"/>
          </calcext:conditional-format>
          <calcext:conditional-format calcext:target-range-address="Accuracy.Y25:Accuracy.Y25">
            <calcext:condition calcext:apply-style-name="Bad" calcext:value="=0" calcext:base-cell-address="'Results from Home PC'.Y25"/>
          </calcext:conditional-format>
          <calcext:conditional-format calcext:target-range-address="Accuracy.Y26:Accuracy.Y26">
            <calcext:condition calcext:apply-style-name="Bad" calcext:value="=0" calcext:base-cell-address="'Results from Home PC'.Y26"/>
          </calcext:conditional-format>
          <calcext:conditional-format calcext:target-range-address="Accuracy.Y27:Accuracy.Y27">
            <calcext:condition calcext:apply-style-name="Bad" calcext:value="=0" calcext:base-cell-address="'Results from Home PC'.Y27"/>
          </calcext:conditional-format>
          <calcext:conditional-format calcext:target-range-address="Accuracy.Y28:Accuracy.Y28">
            <calcext:condition calcext:apply-style-name="Bad" calcext:value="=0" calcext:base-cell-address="'Results from Home PC'.Y28"/>
          </calcext:conditional-format>
          <calcext:conditional-format calcext:target-range-address="Accuracy.Y29:Accuracy.Y29">
            <calcext:condition calcext:apply-style-name="Bad" calcext:value="=0" calcext:base-cell-address="'Results from Home PC'.Y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00/00/00</text:date>, <text:time style:data-style-name="N2" text:time-value="07:53:06.536270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08:28:19.431810395</meta:creation-date>
    <dc:date>2019-11-26T07:56:15.738843608</dc:date>
    <meta:editing-duration>PT3H53M31S</meta:editing-duration>
    <meta:editing-cycles>35</meta:editing-cycles>
    <meta:generator>LibreOffice/6.0.7.3$Linux_X86_64 LibreOffice_project/00m0$Build-3</meta:generator>
    <meta:document-statistic meta:table-count="5" meta:cell-count="948" meta:object-count="0"/>
  </office:meta>
</office:document-meta>
</file>